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217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7146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0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0598in"/>
    </style:style>
    <style:style style:name="co11" style:family="table-column">
      <style:table-column-properties fo:break-before="auto" style:column-width="0.7575in"/>
    </style:style>
    <style:style style:name="co12" style:family="table-column">
      <style:table-column-properties fo:break-before="auto" style:column-width="2.5728in"/>
    </style:style>
    <style:style style:name="co13" style:family="table-column">
      <style:table-column-properties fo:break-before="auto" style:column-width="1.972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8.9917in"/>
    </style:style>
    <style:style style:name="co16" style:family="table-column">
      <style:table-column-properties fo:break-before="auto" style:column-width="1.35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20104P0" style:volatile="true" number:language="da" number:country="DK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20104" number:language="da" number:country="DK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20104P0"/>
    </number:currency-style>
    <style:style style:name="ce9" style:family="table-cell" style:parent-style-name="Default">
      <style:text-properties fo:color="#8d281e" fo:font-size="14pt" style:font-size-asian="14pt" style:font-size-complex="14pt"/>
    </style:style>
    <style:style style:name="ce2" style:family="table-cell" style:parent-style-name="Default">
      <style:table-cell-properties fo:background-color="#8d281e"/>
      <style:text-properties fo:color="#ffff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  <style:map style:condition="cell-content()&lt;=0" style:apply-style-name="Green" style:base-cell-address="List.J4"/>
      <style:map style:condition="cell-content()&gt;0" style:apply-style-name="Red" style:base-cell-address="List.J4"/>
    </style:style>
    <style:style style:name="ce8" style:family="table-cell" style:parent-style-name="Default" style:data-style-name="N20104"/>
    <style:style style:name="ce18" style:family="table-cell" style:parent-style-name="Default" style:data-style-name="N201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20104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="0.99pt solid #000000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Category" style:data-style-name="N20104">
      <style:table-cell-properties fo:border="0.99pt solid #000000"/>
    </style:style>
    <style:style style:name="ce33" style:family="table-cell" style:parent-style-name="Pivot_20_Table_20_Title" style:data-style-name="N20104">
      <style:table-cell-properties fo:border-bottom="2.01pt solid #000000" fo:border-left="none" fo:border-right="none" fo:border-top="0.99pt solid #000000"/>
    </style:style>
    <style:style style:name="ce3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6" style:family="table-cell" style:parent-style-name="Pivot_20_Table_20_Value" style:data-style-name="N20104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Result" style:data-style-name="N20104">
      <style:table-cell-properties fo:border-bottom="2.01pt solid #000000" fo:border-left="0.99pt solid #000000" fo:border-right="2.01pt solid #000000" fo:border-top="0.99pt solid #000000"/>
    </style:style>
    <style:style style:name="ce59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ackground-color="#ff0000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6" table:default-cell-style-name="Default"/>
        <table:table-column table:style-name="co6" table:default-cell-style-name="ce8"/>
        <table:table-column table:style-name="co9" table:default-cell-style-name="ce8"/>
        <table:table-column table:style-name="co10" table:default-cell-style-name="ce8"/>
        <table:table-row table:style-name="ro1">
          <table:table-cell table:style-name="ce9" office:value-type="string" calcext:value-type="string">
            <text:p>Board Components</text:p>
          </table:table-cell>
          <table:table-cell table:style-name="Default"/>
          <table:table-cell table:style-name="ce5" office:value-type="string" calcext:value-type="string">
            <text:p>Number of boards:</text:p>
          </table:table-cell>
          <table:table-cell table:style-name="ce6" office:value-type="float" office:value="50" calcext:value-type="float">
            <text:p>5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/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Qty (1 Board)</text:p>
          </table:table-cell>
          <table:table-cell table:style-name="ce2" office:value-type="string" calcext:value-type="string">
            <text:p>Total Q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Have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office:value-type="string" calcext:value-type="string">
            <text:p>RVB3,RBZ0,RC10,RM4,RC5,RM5,RC3,RQ2A0,RST0,RC6,RIR5,RVB1,RC11,RC12,RC4,RC9,RC2,RVB2,RC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C0805FR-0747KL</text:p>
          </table:table-cell>
          <table:table-cell office:value-type="float" office:value="19" calcext:value-type="float">
            <text:p>19</text:p>
          </table:table-cell>
          <table:table-cell table:formula="of:=[.$D$1]*[.F4]" office:value-type="float" office:value="950" calcext:value-type="float">
            <text:p>950</text:p>
          </table:table-cell>
          <table:table-cell office:value-type="string" calcext:value-type="string">
            <text:p>PCBway</text:p>
          </table:table-cell>
          <table:table-cell table:formula="of:=[.F4]*[.$D$1]" office:value-type="float" office:value="950" calcext:value-type="float">
            <text:p>950</text:p>
          </table:table-cell>
          <table:table-cell table:formula="of:=[.$D$1]*[.F4]-[.I4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02262" calcext:value-type="currency">
            <text:p>kr. 0,02</text:p>
          </table:table-cell>
          <table:table-cell table:formula="of:=[.J4]*[.L4]" office:value-type="currency" office:currency="DKK" office:value="0" calcext:value-type="currency">
            <text:p>kr. 0,00</text:p>
          </table:table-cell>
          <table:table-cell table:formula="of:=[.G4]*[.L4]" office:value-type="currency" office:currency="DKK" office:value="21.489" calcext:value-type="currency">
            <text:p>kr. 21,49</text:p>
          </table:table-cell>
        </table:table-row>
        <table:table-row table:style-name="ro2">
          <table:table-cell office:value-type="string" calcext:value-type="string">
            <text:p>RIIC4,RIIC3,RIIC2,RIIC1,RS4,RS2,RS5,RL2,RS3,RS1,RBZ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C0805FR-071KL</text:p>
          </table:table-cell>
          <table:table-cell office:value-type="float" office:value="11" calcext:value-type="float">
            <text:p>11</text:p>
          </table:table-cell>
          <table:table-cell table:formula="of:=[.$D$1]*[.F5]" office:value-type="float" office:value="550" calcext:value-type="float">
            <text:p>550</text:p>
          </table:table-cell>
          <table:table-cell office:value-type="string" calcext:value-type="string">
            <text:p>PCBway</text:p>
          </table:table-cell>
          <table:table-cell table:formula="of:=[.F5]*[.$D$1]" office:value-type="float" office:value="550" calcext:value-type="float">
            <text:p>550</text:p>
          </table:table-cell>
          <table:table-cell table:formula="of:=[.$D$1]*[.F5]-[.I5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03016" calcext:value-type="currency">
            <text:p>kr. 0,03</text:p>
          </table:table-cell>
          <table:table-cell table:formula="of:=[.J5]*[.L5]" office:value-type="currency" office:currency="DKK" office:value="0" calcext:value-type="currency">
            <text:p>kr. 0,00</text:p>
          </table:table-cell>
          <table:table-cell table:formula="of:=[.G5]*[.L5]" office:value-type="currency" office:currency="DKK" office:value="16.588" calcext:value-type="currency">
            <text:p>kr. 16,59</text:p>
          </table:table-cell>
        </table:table-row>
        <table:table-row table:style-name="ro2">
          <table:table-cell office:value-type="string" calcext:value-type="string">
            <text:p>RC8,RC1</text:p>
          </table:table-cell>
          <table:table-cell office:value-type="string" calcext:value-type="string">
            <text:p>0.1R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W4F100LT5E</text:p>
          </table:table-cell>
          <table:table-cell office:value-type="float" office:value="2" calcext:value-type="float">
            <text:p>2</text:p>
          </table:table-cell>
          <table:table-cell table:formula="of:=[.$D$1]*[.F6]" office:value-type="float" office:value="100" calcext:value-type="float">
            <text:p>100</text:p>
          </table:table-cell>
          <table:table-cell office:value-type="string" calcext:value-type="string">
            <text:p>PCBway</text:p>
          </table:table-cell>
          <table:table-cell table:formula="of:=[.F6]*[.$D$1]" office:value-type="float" office:value="100" calcext:value-type="float">
            <text:p>100</text:p>
          </table:table-cell>
          <table:table-cell table:formula="of:=[.$D$1]*[.F6]-[.I6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1131" calcext:value-type="currency">
            <text:p>kr. 0,11</text:p>
          </table:table-cell>
          <table:table-cell table:formula="of:=[.J6]*[.L6]" office:value-type="currency" office:currency="DKK" office:value="0" calcext:value-type="currency">
            <text:p>kr. 0,00</text:p>
          </table:table-cell>
          <table:table-cell table:formula="of:=[.G6]*[.L6]" office:value-type="currency" office:currency="DKK" office:value="11.31" calcext:value-type="currency">
            <text:p>kr. 11,31</text:p>
          </table:table-cell>
        </table:table-row>
        <table:table-row table:style-name="ro2">
          <table:table-cell office:value-type="string" calcext:value-type="string">
            <text:p>CC10,C1,C4,CU1,C6,C7,CIR3,CIC1,C2,C9,C5,C31,CC5,CC1,C8,CC4,CM1,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L21B105KBFNNNE</text:p>
          </table:table-cell>
          <table:table-cell office:value-type="float" office:value="18" calcext:value-type="float">
            <text:p>18</text:p>
          </table:table-cell>
          <table:table-cell table:formula="of:=[.$D$1]*[.F7]" office:value-type="float" office:value="900" calcext:value-type="float">
            <text:p>900</text:p>
          </table:table-cell>
          <table:table-cell office:value-type="string" calcext:value-type="string">
            <text:p>PCBway</text:p>
          </table:table-cell>
          <table:table-cell table:formula="of:=[.F7]*[.$D$1]" office:value-type="float" office:value="900" calcext:value-type="float">
            <text:p>900</text:p>
          </table:table-cell>
          <table:table-cell table:formula="of:=[.$D$1]*[.F7]-[.I7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06786" calcext:value-type="currency">
            <text:p>kr. 0,07</text:p>
          </table:table-cell>
          <table:table-cell table:formula="of:=[.J7]*[.L7]" office:value-type="currency" office:currency="DKK" office:value="0" calcext:value-type="currency">
            <text:p>kr. 0,00</text:p>
          </table:table-cell>
          <table:table-cell table:formula="of:=[.G7]*[.L7]" office:value-type="currency" office:currency="DKK" office:value="61.074" calcext:value-type="currency">
            <text:p>kr. 61,07</text:p>
          </table:table-cell>
        </table:table-row>
        <table:table-row table:style-name="ro2">
          <table:table-cell office:value-type="string" calcext:value-type="string">
            <text:p>CC9,CC8,CIR1,CIR2,CIC2,CC6,CC2,CM2,CU2,CVB0,CC7,C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L21B104KBCNNNC</text:p>
          </table:table-cell>
          <table:table-cell office:value-type="float" office:value="12" calcext:value-type="float">
            <text:p>12</text:p>
          </table:table-cell>
          <table:table-cell table:formula="of:=[.$D$1]*[.F8]" office:value-type="float" office:value="600" calcext:value-type="float">
            <text:p>600</text:p>
          </table:table-cell>
          <table:table-cell office:value-type="string" calcext:value-type="string">
            <text:p>PCBway</text:p>
          </table:table-cell>
          <table:table-cell table:formula="of:=[.F8]*[.$D$1]" office:value-type="float" office:value="600" calcext:value-type="float">
            <text:p>600</text:p>
          </table:table-cell>
          <table:table-cell table:formula="of:=[.$D$1]*[.F8]-[.I8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03016" calcext:value-type="currency">
            <text:p>kr. 0,03</text:p>
          </table:table-cell>
          <table:table-cell table:formula="of:=[.J8]*[.L8]" office:value-type="currency" office:currency="DKK" office:value="0" calcext:value-type="currency">
            <text:p>kr. 0,00</text:p>
          </table:table-cell>
          <table:table-cell table:formula="of:=[.G8]*[.L8]" office:value-type="currency" office:currency="DKK" office:value="18.096" calcext:value-type="currency">
            <text:p>kr. 18,10</text:p>
          </table:table-cell>
        </table:table-row>
        <table:table-row table:style-name="ro2">
          <table:table-cell office:value-type="string" calcext:value-type="string">
            <text:p>LED_PW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TST-C150KRKT</text:p>
          </table:table-cell>
          <table:table-cell office:value-type="float" office:value="1" calcext:value-type="float">
            <text:p>1</text:p>
          </table:table-cell>
          <table:table-cell table:formula="of:=[.$D$1]*[.F9]" office:value-type="float" office:value="50" calcext:value-type="float">
            <text:p>50</text:p>
          </table:table-cell>
          <table:table-cell office:value-type="string" calcext:value-type="string">
            <text:p>PCBway</text:p>
          </table:table-cell>
          <table:table-cell table:formula="of:=[.F9]*[.$D$1]" office:value-type="float" office:value="50" calcext:value-type="float">
            <text:p>50</text:p>
          </table:table-cell>
          <table:table-cell table:formula="of:=[.$D$1]*[.F9]-[.I9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34684" calcext:value-type="currency">
            <text:p>kr. 0,35</text:p>
          </table:table-cell>
          <table:table-cell table:formula="of:=[.J9]*[.L9]" office:value-type="currency" office:currency="DKK" office:value="0" calcext:value-type="currency">
            <text:p>kr. 0,00</text:p>
          </table:table-cell>
          <table:table-cell table:formula="of:=[.G9]*[.L9]" office:value-type="currency" office:currency="DKK" office:value="17.342" calcext:value-type="currency">
            <text:p>kr. 17,34</text:p>
          </table:table-cell>
        </table:table-row>
        <table:table-row table:style-name="ro2">
          <table:table-cell office:value-type="string" calcext:value-type="string">
            <text:p>RIR1,RIR2,RIR3,RIR4,RBZ4,RBZ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C0805FR-074K7L</text:p>
          </table:table-cell>
          <table:table-cell office:value-type="float" office:value="6" calcext:value-type="float">
            <text:p>6</text:p>
          </table:table-cell>
          <table:table-cell table:formula="of:=[.$D$1]*[.F10]" office:value-type="float" office:value="300" calcext:value-type="float">
            <text:p>300</text:p>
          </table:table-cell>
          <table:table-cell office:value-type="string" calcext:value-type="string">
            <text:p>PCBway</text:p>
          </table:table-cell>
          <table:table-cell table:formula="of:=[.F10]*[.$D$1]" office:value-type="float" office:value="300" calcext:value-type="float">
            <text:p>300</text:p>
          </table:table-cell>
          <table:table-cell table:formula="of:=[.$D$1]*[.F10]-[.I10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02262" calcext:value-type="currency">
            <text:p>kr. 0,02</text:p>
          </table:table-cell>
          <table:table-cell table:formula="of:=[.J10]*[.L10]" office:value-type="currency" office:currency="DKK" office:value="0" calcext:value-type="currency">
            <text:p>kr. 0,00</text:p>
          </table:table-cell>
          <table:table-cell table:formula="of:=[.G10]*[.L10]" office:value-type="currency" office:currency="DKK" office:value="6.786" calcext:value-type="currency">
            <text:p>kr. 6,79</text:p>
          </table:table-cell>
        </table:table-row>
        <table:table-row table:style-name="ro2">
          <table:table-cell office:value-type="string" calcext:value-type="string">
            <text:p>RQ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C0805FR-07220KL</text:p>
          </table:table-cell>
          <table:table-cell office:value-type="float" office:value="1" calcext:value-type="float">
            <text:p>1</text:p>
          </table:table-cell>
          <table:table-cell table:formula="of:=[.$D$1]*[.F11]" office:value-type="float" office:value="50" calcext:value-type="float">
            <text:p>50</text:p>
          </table:table-cell>
          <table:table-cell office:value-type="string" calcext:value-type="string">
            <text:p>PCBway</text:p>
          </table:table-cell>
          <table:table-cell table:formula="of:=[.F11]*[.$D$1]" office:value-type="float" office:value="50" calcext:value-type="float">
            <text:p>50</text:p>
          </table:table-cell>
          <table:table-cell table:formula="of:=[.$D$1]*[.F11]-[.I11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04524" calcext:value-type="currency">
            <text:p>kr. 0,05</text:p>
          </table:table-cell>
          <table:table-cell table:formula="of:=[.J11]*[.L11]" office:value-type="currency" office:currency="DKK" office:value="0" calcext:value-type="currency">
            <text:p>kr. 0,00</text:p>
          </table:table-cell>
          <table:table-cell table:formula="of:=[.G11]*[.L11]" office:value-type="currency" office:currency="DKK" office:value="2.262" calcext:value-type="currency">
            <text:p>kr. 2,26</text:p>
          </table:table-cell>
        </table:table-row>
        <table:table-row table:style-name="ro2">
          <table:table-cell office:value-type="string" calcext:value-type="string">
            <text:p>RM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C0805FR-071RL</text:p>
          </table:table-cell>
          <table:table-cell office:value-type="float" office:value="1" calcext:value-type="float">
            <text:p>1</text:p>
          </table:table-cell>
          <table:table-cell table:formula="of:=[.$D$1]*[.F12]" office:value-type="float" office:value="50" calcext:value-type="float">
            <text:p>50</text:p>
          </table:table-cell>
          <table:table-cell office:value-type="string" calcext:value-type="string">
            <text:p>PCBway</text:p>
          </table:table-cell>
          <table:table-cell table:formula="of:=[.F12]*[.$D$1]" office:value-type="float" office:value="50" calcext:value-type="float">
            <text:p>50</text:p>
          </table:table-cell>
          <table:table-cell table:formula="of:=[.$D$1]*[.F12]-[.I12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12818" calcext:value-type="currency">
            <text:p>kr. 0,13</text:p>
          </table:table-cell>
          <table:table-cell table:formula="of:=[.J12]*[.L12]" office:value-type="currency" office:currency="DKK" office:value="0" calcext:value-type="currency">
            <text:p>kr. 0,00</text:p>
          </table:table-cell>
          <table:table-cell table:formula="of:=[.G12]*[.L12]" office:value-type="currency" office:currency="DKK" office:value="6.409" calcext:value-type="currency">
            <text:p>kr. 6,41</text:p>
          </table:table-cell>
        </table:table-row>
        <table:table-row table:style-name="ro2">
          <table:table-cell office:value-type="string" calcext:value-type="string">
            <text:p>CE1,CE4,CE3,CE2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L21B332KB6WPNC</text:p>
          </table:table-cell>
          <table:table-cell office:value-type="float" office:value="4" calcext:value-type="float">
            <text:p>4</text:p>
          </table:table-cell>
          <table:table-cell table:formula="of:=[.$D$1]*[.F13]" office:value-type="float" office:value="200" calcext:value-type="float">
            <text:p>200</text:p>
          </table:table-cell>
          <table:table-cell office:value-type="string" calcext:value-type="string">
            <text:p>PCBway</text:p>
          </table:table-cell>
          <table:table-cell table:formula="of:=[.F13]*[.$D$1]" office:value-type="float" office:value="200" calcext:value-type="float">
            <text:p>200</text:p>
          </table:table-cell>
          <table:table-cell table:formula="of:=[.$D$1]*[.F13]-[.I13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1508" calcext:value-type="currency">
            <text:p>kr. 0,15</text:p>
          </table:table-cell>
          <table:table-cell table:formula="of:=[.J13]*[.L13]" office:value-type="currency" office:currency="DKK" office:value="0" calcext:value-type="currency">
            <text:p>kr. 0,00</text:p>
          </table:table-cell>
          <table:table-cell table:formula="of:=[.G13]*[.L13]" office:value-type="currency" office:currency="DKK" office:value="30.16" calcext:value-type="currency">
            <text:p>kr. 30,16</text:p>
          </table:table-cell>
        </table:table-row>
        <table:table-row table:style-name="ro2">
          <table:table-cell office:value-type="string" calcext:value-type="string">
            <text:p>RM2,RM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C0805FR-0715KL</text:p>
          </table:table-cell>
          <table:table-cell office:value-type="float" office:value="2" calcext:value-type="float">
            <text:p>2</text:p>
          </table:table-cell>
          <table:table-cell table:formula="of:=[.$D$1]*[.F14]" office:value-type="float" office:value="100" calcext:value-type="float">
            <text:p>100</text:p>
          </table:table-cell>
          <table:table-cell office:value-type="string" calcext:value-type="string">
            <text:p>PCBway</text:p>
          </table:table-cell>
          <table:table-cell table:formula="of:=[.F14]*[.$D$1]" office:value-type="float" office:value="100" calcext:value-type="float">
            <text:p>100</text:p>
          </table:table-cell>
          <table:table-cell table:formula="of:=[.$D$1]*[.F14]-[.I14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04524" calcext:value-type="currency">
            <text:p>kr. 0,05</text:p>
          </table:table-cell>
          <table:table-cell table:formula="of:=[.J14]*[.L14]" office:value-type="currency" office:currency="DKK" office:value="0" calcext:value-type="currency">
            <text:p>kr. 0,00</text:p>
          </table:table-cell>
          <table:table-cell table:formula="of:=[.G14]*[.L14]" office:value-type="currency" office:currency="DKK" office:value="4.524" calcext:value-type="currency">
            <text:p>kr. 4,52</text:p>
          </table:table-cell>
        </table:table-row>
        <table:table-row table:style-name="ro2">
          <table:table-cell office:value-type="string" calcext:value-type="string">
            <text:p>LED_STATUS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TST-C150KGKT</text:p>
          </table:table-cell>
          <table:table-cell office:value-type="float" office:value="1" calcext:value-type="float">
            <text:p>1</text:p>
          </table:table-cell>
          <table:table-cell table:formula="of:=[.$D$1]*[.F15]" office:value-type="float" office:value="50" calcext:value-type="float">
            <text:p>50</text:p>
          </table:table-cell>
          <table:table-cell office:value-type="string" calcext:value-type="string">
            <text:p>PCBway</text:p>
          </table:table-cell>
          <table:table-cell table:formula="of:=[.F15]*[.$D$1]" office:value-type="float" office:value="50" calcext:value-type="float">
            <text:p>50</text:p>
          </table:table-cell>
          <table:table-cell table:formula="of:=[.$D$1]*[.F15]-[.I15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77662" calcext:value-type="currency">
            <text:p>kr. 0,78</text:p>
          </table:table-cell>
          <table:table-cell table:formula="of:=[.J15]*[.L15]" office:value-type="currency" office:currency="DKK" office:value="0" calcext:value-type="currency">
            <text:p>kr. 0,00</text:p>
          </table:table-cell>
          <table:table-cell table:formula="of:=[.G15]*[.L15]" office:value-type="currency" office:currency="DKK" office:value="38.831" calcext:value-type="currency">
            <text:p>kr. 38,83</text:p>
          </table:table-cell>
        </table:table-row>
        <table:table-row table:style-name="ro2">
          <table:table-cell office:value-type="string" calcext:value-type="string">
            <text:p>RL1,RU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C0805FR-07330RL</text:p>
          </table:table-cell>
          <table:table-cell office:value-type="float" office:value="2" calcext:value-type="float">
            <text:p>2</text:p>
          </table:table-cell>
          <table:table-cell table:formula="of:=[.$D$1]*[.F16]" office:value-type="float" office:value="100" calcext:value-type="float">
            <text:p>100</text:p>
          </table:table-cell>
          <table:table-cell office:value-type="string" calcext:value-type="string">
            <text:p>PCBway</text:p>
          </table:table-cell>
          <table:table-cell table:formula="of:=[.F16]*[.$D$1]" office:value-type="float" office:value="100" calcext:value-type="float">
            <text:p>100</text:p>
          </table:table-cell>
          <table:table-cell table:formula="of:=[.$D$1]*[.F16]-[.I16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0.04524" calcext:value-type="currency">
            <text:p>kr. 0,05</text:p>
          </table:table-cell>
          <table:table-cell table:formula="of:=[.J16]*[.L16]" office:value-type="currency" office:currency="DKK" office:value="0" calcext:value-type="currency">
            <text:p>kr. 0,00</text:p>
          </table:table-cell>
          <table:table-cell table:formula="of:=[.G16]*[.L16]" office:value-type="currency" office:currency="DKK" office:value="4.524" calcext:value-type="currency">
            <text:p>kr. 4,52</text:p>
          </table:table-cell>
        </table:table-row>
        <table:table-row table:style-name="ro3">
          <table:table-cell office:value-type="string" calcext:value-type="string">
            <text:p>U11,U12</text:p>
          </table:table-cell>
          <table:table-cell office:value-type="string" calcext:value-type="string">
            <text:p>MAX22201ATC+</text:p>
          </table:table-cell>
          <table:table-cell office:value-type="string" calcext:value-type="string">
            <text:p>TDFN-EP-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AX22201ATC+</text:p>
          </table:table-cell>
          <table:table-cell office:value-type="float" office:value="2" calcext:value-type="float">
            <text:p>2</text:p>
          </table:table-cell>
          <table:table-cell table:formula="of:=[.$D$1]*[.F17]" office:value-type="float" office:value="100" calcext:value-type="float">
            <text:p>100</text:p>
          </table:table-cell>
          <table:table-cell office:value-type="string" calcext:value-type="string">
            <text:p>Mouser</text:p>
          </table:table-cell>
          <table:table-cell office:value-type="float" office:value="22" calcext:value-type="float">
            <text:p>22</text:p>
          </table:table-cell>
          <table:table-cell table:formula="of:=[.$D$1]*[.F17]-[.I17]" office:value-type="float" office:value="78" calcext:value-type="float">
            <text:p>78</text:p>
          </table:table-cell>
          <table:table-cell office:value-type="string" calcext:value-type="string">
            <text:p><text:a xlink:href="https://www.mouser.dk/ProductDetail/Maxim-Integrated/MAX22201ATC+?qs=stqOd1AaK7%252Bdqi04%2FQHs9Q%3D%3D" xlink:type="simple">https://www.mouser.dk/ProductDetail/Maxim-Integrated/MAX22201ATC+?qs=stqOd1AaK7%252Bdqi04%2FQHs9Q%3D%3D</text:a></text:p>
          </table:table-cell>
          <table:table-cell office:value-type="currency" office:currency="DKK" office:value="16.51" calcext:value-type="currency">
            <text:p>kr. 16,51</text:p>
          </table:table-cell>
          <table:table-cell table:formula="of:=[.J17]*[.L17]" office:value-type="currency" office:currency="DKK" office:value="1287.78" calcext:value-type="currency">
            <text:p>kr. 1.287,78</text:p>
          </table:table-cell>
          <table:table-cell table:formula="of:=[.G17]*[.L17]" office:value-type="currency" office:currency="DKK" office:value="1651" calcext:value-type="currency">
            <text:p>kr. 1.651,00</text:p>
          </table:table-cell>
        </table:table-row>
        <table:table-row table:style-name="ro3">
          <table:table-cell office:value-type="string" calcext:value-type="string">
            <text:p>J7,J4,J3,J6</text:p>
          </table:table-cell>
          <table:table-cell office:value-type="string" calcext:value-type="string">
            <text:p>R_SPK, L_SPK, 12V_EXT, 5V_EXT </text:p>
          </table:table-cell>
          <table:table-cell office:value-type="string" calcext:value-type="string">
            <text:p>JST_PH_B2B-PH-K_1x02_P2.00mm_Vertical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40-502-415-001 </text:p>
          </table:table-cell>
          <table:table-cell office:value-type="float" office:value="4" calcext:value-type="float">
            <text:p>4</text:p>
          </table:table-cell>
          <table:table-cell table:formula="of:=[.$D$1]*[.F18]" office:value-type="float" office:value="200" calcext:value-type="float">
            <text:p>200</text:p>
          </table:table-cell>
          <table:table-cell office:value-type="string" calcext:value-type="string">
            <text:p>Mouser</text:p>
          </table:table-cell>
          <table:table-cell office:value-type="float" office:value="116" calcext:value-type="float">
            <text:p>116</text:p>
          </table:table-cell>
          <table:table-cell table:formula="of:=[.$D$1]*[.F18]-[.I18]" office:value-type="float" office:value="84" calcext:value-type="float">
            <text:p>84</text:p>
          </table:table-cell>
          <table:table-cell office:value-type="string" calcext:value-type="string">
            <text:p><text:a xlink:href="https://www.mouser.dk/ProductDetail/587-140-502-415-001" xlink:type="simple">https://www.mouser.dk/ProductDetail/587-140-502-415-001</text:a></text:p>
          </table:table-cell>
          <table:table-cell office:value-type="currency" office:currency="DKK" office:value="0.747" calcext:value-type="currency">
            <text:p>kr. 0,75</text:p>
          </table:table-cell>
          <table:table-cell table:formula="of:=[.J18]*[.L18]" office:value-type="currency" office:currency="DKK" office:value="62.748" calcext:value-type="currency">
            <text:p>kr. 62,75</text:p>
          </table:table-cell>
          <table:table-cell table:formula="of:=[.G18]*[.L18]" office:value-type="currency" office:currency="DKK" office:value="149.4" calcext:value-type="currency">
            <text:p>kr. 149,40</text:p>
          </table:table-cell>
        </table:table-row>
        <table:table-row table:style-name="ro3">
          <table:table-cell office:value-type="string" calcext:value-type="string">
            <text:p>SERVO5,SERVO2,SERVO1,SERVO3,SERVO4</text:p>
          </table:table-cell>
          <table:table-cell office:value-type="string" calcext:value-type="string">
            <text:p>M03POLAR</text:p>
          </table:table-cell>
          <table:table-cell office:value-type="string" calcext:value-type="string">
            <text:p>MOLEX-1X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22-27-2031</text:p>
          </table:table-cell>
          <table:table-cell office:value-type="float" office:value="5" calcext:value-type="float">
            <text:p>5</text:p>
          </table:table-cell>
          <table:table-cell table:formula="of:=[.$D$1]*[.F19]" office:value-type="float" office:value="250" calcext:value-type="float">
            <text:p>250</text:p>
          </table:table-cell>
          <table:table-cell office:value-type="string" calcext:value-type="string">
            <text:p>RS-Components</text:p>
          </table:table-cell>
          <table:table-cell office:value-type="float" office:value="145" calcext:value-type="float">
            <text:p>145</text:p>
          </table:table-cell>
          <table:table-cell table:formula="of:=[.$D$1]*[.F19]-[.I19]" office:value-type="float" office:value="105" calcext:value-type="float">
            <text:p>105</text:p>
          </table:table-cell>
          <table:table-cell office:value-type="string" calcext:value-type="string">
            <text:p><text:a xlink:href="https://dk.rs-online.com/web/p/printstiftlister/4838477" xlink:type="simple">https://dk.rs-online.com/web/p/printstiftlister/4838477</text:a></text:p>
          </table:table-cell>
          <table:table-cell office:value-type="currency" office:currency="DKK" office:value="2.875" calcext:value-type="currency">
            <text:p>kr. 2,88</text:p>
          </table:table-cell>
          <table:table-cell table:formula="of:=[.J19]*[.L19]" office:value-type="currency" office:currency="DKK" office:value="301.875" calcext:value-type="currency">
            <text:p>kr. 301,88</text:p>
          </table:table-cell>
          <table:table-cell table:formula="of:=[.G19]*[.L19]" office:value-type="currency" office:currency="DKK" office:value="718.75" calcext:value-type="currency">
            <text:p>kr. 718,75</text:p>
          </table:table-cell>
        </table:table-row>
        <table:table-row table:style-name="ro3">
          <table:table-cell office:value-type="string" calcext:value-type="string">
            <text:p>U3,U1,U2</text:p>
          </table:table-cell>
          <table:table-cell table:number-columns-repeated="2" office:value-type="string" calcext:value-type="string">
            <text:p>MINI560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INI560</text:p>
          </table:table-cell>
          <table:table-cell office:value-type="float" office:value="3" calcext:value-type="float">
            <text:p>3</text:p>
          </table:table-cell>
          <table:table-cell table:formula="of:=[.$D$1]*[.F20]" office:value-type="float" office:value="150" calcext:value-type="float">
            <text:p>150</text:p>
          </table:table-cell>
          <table:table-cell office:value-type="string" calcext:value-type="string">
            <text:p>Nettigo</text:p>
          </table:table-cell>
          <table:table-cell office:value-type="float" office:value="47" calcext:value-type="float">
            <text:p>47</text:p>
          </table:table-cell>
          <table:table-cell table:formula="of:=[.$D$1]*[.F20]-[.I20]" office:value-type="float" office:value="103" calcext:value-type="float">
            <text:p>103</text:p>
          </table:table-cell>
          <table:table-cell office:value-type="string" calcext:value-type="string">
            <text:p><text:a xlink:href="https://nettigo.eu/products/stepdown-dc-dc-mini560-jw5068a-5v-5a" xlink:type="simple">https://nettigo.eu/products/stepdown-dc-dc-mini560-jw5068a-5v-5a</text:a></text:p>
          </table:table-cell>
          <table:table-cell office:value-type="currency" office:currency="DKK" office:value="10.93" calcext:value-type="currency">
            <text:p>kr. 10,93</text:p>
          </table:table-cell>
          <table:table-cell table:formula="of:=[.J20]*[.L20]" office:value-type="currency" office:currency="DKK" office:value="1125.79" calcext:value-type="currency">
            <text:p>kr. 1.125,79</text:p>
          </table:table-cell>
          <table:table-cell table:formula="of:=[.G20]*[.L20]" office:value-type="currency" office:currency="DKK" office:value="1639.5" calcext:value-type="currency">
            <text:p>kr. 1.639,50</text:p>
          </table:table-cell>
        </table:table-row>
        <table:table-row table:style-name="ro3">
          <table:table-cell office:value-type="string" calcext:value-type="string">
            <text:p>SWITCH0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RS-PRO-1MS1T2B3M7QES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S-PRO-1MS1T2B3M7QES</text:p>
          </table:table-cell>
          <table:table-cell office:value-type="float" office:value="1" calcext:value-type="float">
            <text:p>1</text:p>
          </table:table-cell>
          <table:table-cell table:formula="of:=[.$D$1]*[.F21]" office:value-type="float" office:value="50" calcext:value-type="float">
            <text:p>50</text:p>
          </table:table-cell>
          <table:table-cell office:value-type="string" calcext:value-type="string">
            <text:p>RS-Components</text:p>
          </table:table-cell>
          <table:table-cell office:value-type="float" office:value="29" calcext:value-type="float">
            <text:p>29</text:p>
          </table:table-cell>
          <table:table-cell table:formula="of:=[.$D$1]*[.F21]-[.I21]" office:value-type="float" office:value="21" calcext:value-type="float">
            <text:p>21</text:p>
          </table:table-cell>
          <table:table-cell office:value-type="string" calcext:value-type="string">
            <text:p><text:a xlink:href="https://dk.rs-online.com/web/p/vippekontakter-afbrydere-og-omskiftere/7347094" xlink:type="simple">https://dk.rs-online.com/web/p/vippekontakter-afbrydere-og-omskiftere/7347094</text:a></text:p>
          </table:table-cell>
          <table:table-cell office:value-type="currency" office:currency="DKK" office:value="19.43" calcext:value-type="currency">
            <text:p>kr. 19,43</text:p>
          </table:table-cell>
          <table:table-cell table:formula="of:=[.J21]*[.L21]" office:value-type="currency" office:currency="DKK" office:value="408.03" calcext:value-type="currency">
            <text:p>kr. 408,03</text:p>
          </table:table-cell>
          <table:table-cell table:formula="of:=[.G21]*[.L21]" office:value-type="currency" office:currency="DKK" office:value="971.5" calcext:value-type="currency">
            <text:p>kr. 971,50</text:p>
          </table:table-cell>
        </table:table-row>
        <table:table-row table:style-name="ro3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Teensy4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Teensy41</text:p>
          </table:table-cell>
          <table:table-cell office:value-type="float" office:value="1" calcext:value-type="float">
            <text:p>1</text:p>
          </table:table-cell>
          <table:table-cell table:formula="of:=[.$D$1]*[.F22]" office:value-type="float" office:value="50" calcext:value-type="float">
            <text:p>50</text:p>
          </table:table-cell>
          <table:table-cell office:value-type="string" calcext:value-type="string">
            <text:p>Nettigo</text:p>
          </table:table-cell>
          <table:table-cell office:value-type="float" office:value="24" calcext:value-type="float">
            <text:p>24</text:p>
          </table:table-cell>
          <table:table-cell table:formula="of:=[.$D$1]*[.F22]-[.I22]" office:value-type="float" office:value="26" calcext:value-type="float">
            <text:p>26</text:p>
          </table:table-cell>
          <table:table-cell office:value-type="string" calcext:value-type="string">
            <text:p><text:a xlink:href="https://nettigo.eu/products/teensy-4-1-arm-cortex-m7-nxp-600mhz-no-ethernet-phy-arduino-ide-compatible" xlink:type="simple">https://nettigo.eu/products/teensy-4-1-arm-cortex-m7-nxp-600mhz-no-ethernet-phy-arduino-ide-compatible</text:a></text:p>
          </table:table-cell>
          <table:table-cell office:value-type="currency" office:currency="DKK" office:value="299.26" calcext:value-type="currency">
            <text:p>kr. 299,26</text:p>
          </table:table-cell>
          <table:table-cell table:formula="of:=[.J22]*[.L22]" office:value-type="currency" office:currency="DKK" office:value="7780.76" calcext:value-type="currency">
            <text:p>kr. 7.780,76</text:p>
          </table:table-cell>
          <table:table-cell table:formula="of:=[.G22]*[.L22]" office:value-type="currency" office:currency="DKK" office:value="14963" calcext:value-type="currency">
            <text:p>kr. 14.963,00</text:p>
          </table:table-cell>
        </table:table-row>
        <table:table-row table:style-name="ro3">
          <table:table-cell office:value-type="string" calcext:value-type="string">
            <text:p>PWR0,START0</text:p>
          </table:table-cell>
          <table:table-cell office:value-type="string" calcext:value-type="string">
            <text:p>Tact-Switch</text:p>
          </table:table-cell>
          <table:table-cell office:value-type="string" calcext:value-type="string">
            <text:p>TACTILE-PTH-12MM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C-1212T</text:p>
          </table:table-cell>
          <table:table-cell office:value-type="float" office:value="2" calcext:value-type="float">
            <text:p>2</text:p>
          </table:table-cell>
          <table:table-cell table:formula="of:=[.$D$1]*[.F23]" office:value-type="float" office:value="100" calcext:value-type="float">
            <text:p>100</text:p>
          </table:table-cell>
          <table:table-cell office:value-type="string" calcext:value-type="string">
            <text:p>Arduinotech</text:p>
          </table:table-cell>
          <table:table-cell office:value-type="float" office:value="0" calcext:value-type="float">
            <text:p>0</text:p>
          </table:table-cell>
          <table:table-cell table:formula="of:=[.$D$1]*[.F23]-[.I23]" office:value-type="float" office:value="100" calcext:value-type="float">
            <text:p>100</text:p>
          </table:table-cell>
          <table:table-cell office:value-type="string" calcext:value-type="string">
            <text:p><text:a xlink:href="https://arduinotech.dk/shop/tc-1212t-tact-tactile-push-button-momentary-micro-switch/" xlink:type="simple">https://arduinotech.dk/shop/tc-1212t-tact-tactile-push-button-momentary-micro-switch/</text:a></text:p>
          </table:table-cell>
          <table:table-cell office:value-type="currency" office:currency="DKK" office:value="1.75" calcext:value-type="currency">
            <text:p>kr. 1,75</text:p>
          </table:table-cell>
          <table:table-cell table:formula="of:=[.J23]*[.L23]" office:value-type="currency" office:currency="DKK" office:value="175" calcext:value-type="currency">
            <text:p>kr. 175,00</text:p>
          </table:table-cell>
          <table:table-cell table:formula="of:=[.G23]*[.L23]" office:value-type="currency" office:currency="DKK" office:value="175" calcext:value-type="currency">
            <text:p>kr. 175,00</text:p>
          </table:table-cell>
        </table:table-row>
        <table:table-row table:style-name="ro3">
          <table:table-cell office:value-type="string" calcext:value-type="string">
            <text:p>CQ2A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L32A106KATLNNE</text:p>
          </table:table-cell>
          <table:table-cell office:value-type="float" office:value="1" calcext:value-type="float">
            <text:p>1</text:p>
          </table:table-cell>
          <table:table-cell table:formula="of:=[.$D$1]*[.F24]" office:value-type="float" office:value="50" calcext:value-type="float">
            <text:p>50</text:p>
          </table:table-cell>
          <table:table-cell office:value-type="string" calcext:value-type="string">
            <text:p>RS-Components</text:p>
          </table:table-cell>
          <table:table-cell office:value-type="float" office:value="11" calcext:value-type="float">
            <text:p>11</text:p>
          </table:table-cell>
          <table:table-cell table:formula="of:=[.$D$1]*[.F24]-[.I24]" office:value-type="float" office:value="39" calcext:value-type="float">
            <text:p>39</text:p>
          </table:table-cell>
          <table:table-cell office:value-type="string" calcext:value-type="string">
            <text:p><text:a xlink:href="https://dk.rs-online.com/web/p/keramiske-flerlags-kondensatorer-mlcc/7661185" xlink:type="simple">https://dk.rs-online.com/web/p/keramiske-flerlags-kondensatorer-mlcc/7661185</text:a></text:p>
          </table:table-cell>
          <table:table-cell office:value-type="currency" office:currency="DKK" office:value="1.632" calcext:value-type="currency">
            <text:p>kr. 1,63</text:p>
          </table:table-cell>
          <table:table-cell table:formula="of:=[.J24]*[.L24]" office:value-type="currency" office:currency="DKK" office:value="63.648" calcext:value-type="currency">
            <text:p>kr. 63,65</text:p>
          </table:table-cell>
          <table:table-cell table:formula="of:=[.G24]*[.L24]" office:value-type="currency" office:currency="DKK" office:value="81.6" calcext:value-type="currency">
            <text:p>kr. 81,60</text:p>
          </table:table-cell>
        </table:table-row>
        <table:table-row table:style-name="ro3">
          <table:table-cell office:value-type="string" calcext:value-type="string">
            <text:p>J5</text:p>
          </table:table-cell>
          <table:table-cell office:value-type="string" calcext:value-type="string">
            <text:p>AudioJack3_SwitchTR</text:p>
          </table:table-cell>
          <table:table-cell table:style-name="ce4" office:value-type="string" calcext:value-type="string">
            <text:p>AudioJack3_SwitchT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STX-3680-5NB</text:p>
          </table:table-cell>
          <table:table-cell office:value-type="float" office:value="1" calcext:value-type="float">
            <text:p>1</text:p>
          </table:table-cell>
          <table:table-cell table:formula="of:=[.$D$1]*[.F25]" office:value-type="float" office:value="50" calcext:value-type="float">
            <text:p>50</text:p>
          </table:table-cell>
          <table:table-cell office:value-type="string" calcext:value-type="string">
            <text:p>Digikey</text:p>
          </table:table-cell>
          <table:table-cell office:value-type="float" office:value="29" calcext:value-type="float">
            <text:p>29</text:p>
          </table:table-cell>
          <table:table-cell table:formula="of:=[.$D$1]*[.F25]-[.I25]" office:value-type="float" office:value="21" calcext:value-type="float">
            <text:p>21</text:p>
          </table:table-cell>
          <table:table-cell office:value-type="string" calcext:value-type="string">
            <text:p><text:a xlink:href="https://www.digikey.dk/da/products/detail/kycon-inc/STX-3680-5NB/9975997" xlink:type="simple">https://www.digikey.dk/da/products/detail/kycon-inc/STX-3680-5NB/9975997</text:a></text:p>
          </table:table-cell>
          <table:table-cell office:value-type="currency" office:currency="DKK" office:value="13.43" calcext:value-type="currency">
            <text:p>kr. 13,43</text:p>
          </table:table-cell>
          <table:table-cell table:formula="of:=[.J25]*[.L25]" office:value-type="currency" office:currency="DKK" office:value="282.03" calcext:value-type="currency">
            <text:p>kr. 282,03</text:p>
          </table:table-cell>
          <table:table-cell table:formula="of:=[.G25]*[.L25]" office:value-type="currency" office:currency="DKK" office:value="671.5" calcext:value-type="currency">
            <text:p>kr. 671,50</text:p>
          </table:table-cell>
        </table:table-row>
        <table:table-row table:style-name="ro3">
          <table:table-cell office:value-type="string" calcext:value-type="string">
            <text:p>I2C0,SERIAL1,I2C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ST_PH_B4B-PH-K_1x04_P2.00mm_Vertical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40-504-415-001 </text:p>
          </table:table-cell>
          <table:table-cell office:value-type="float" office:value="3" calcext:value-type="float">
            <text:p>3</text:p>
          </table:table-cell>
          <table:table-cell table:formula="of:=[.$D$1]*[.F26]" office:value-type="float" office:value="150" calcext:value-type="float">
            <text:p>150</text:p>
          </table:table-cell>
          <table:table-cell office:value-type="string" calcext:value-type="string">
            <text:p>Mouser</text:p>
          </table:table-cell>
          <table:table-cell office:value-type="float" office:value="87" calcext:value-type="float">
            <text:p>87</text:p>
          </table:table-cell>
          <table:table-cell table:formula="of:=[.$D$1]*[.F26]-[.I26]" office:value-type="float" office:value="63" calcext:value-type="float">
            <text:p>63</text:p>
          </table:table-cell>
          <table:table-cell office:value-type="string" calcext:value-type="string">
            <text:p><text:a xlink:href="https://www.mouser.dk/ProductDetail/587-140-504-415-001" xlink:type="simple">https://www.mouser.dk/ProductDetail/587-140-504-415-001</text:a></text:p>
          </table:table-cell>
          <table:table-cell office:value-type="currency" office:currency="DKK" office:value="1.2" calcext:value-type="currency">
            <text:p>kr. 1,20</text:p>
          </table:table-cell>
          <table:table-cell table:formula="of:=[.J26]*[.L26]" office:value-type="currency" office:currency="DKK" office:value="75.6" calcext:value-type="currency">
            <text:p>kr. 75,60</text:p>
          </table:table-cell>
          <table:table-cell table:formula="of:=[.G26]*[.L26]" office:value-type="currency" office:currency="DKK" office:value="180" calcext:value-type="currency">
            <text:p>kr. 180,00</text:p>
          </table:table-cell>
        </table:table-row>
        <table:table-row table:style-name="ro3">
          <table:table-cell office:value-type="string" calcext:value-type="string">
            <text:p>SPI0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JST_PH_B5B-PH-K_1x05_P2.00mm_Vertical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40-505-415-001 </text:p>
          </table:table-cell>
          <table:table-cell office:value-type="float" office:value="1" calcext:value-type="float">
            <text:p>1</text:p>
          </table:table-cell>
          <table:table-cell table:formula="of:=[.$D$1]*[.F27]" office:value-type="float" office:value="50" calcext:value-type="float">
            <text:p>50</text:p>
          </table:table-cell>
          <table:table-cell office:value-type="string" calcext:value-type="string">
            <text:p>Mouser</text:p>
          </table:table-cell>
          <table:table-cell office:value-type="float" office:value="29" calcext:value-type="float">
            <text:p>29</text:p>
          </table:table-cell>
          <table:table-cell table:formula="of:=[.$D$1]*[.F27]-[.I27]" office:value-type="float" office:value="21" calcext:value-type="float">
            <text:p>21</text:p>
          </table:table-cell>
          <table:table-cell office:value-type="string" calcext:value-type="string">
            <text:p><text:a xlink:href="https://www.mouser.dk/ProductDetail/587-140-505-415-001" xlink:type="simple">https://www.mouser.dk/ProductDetail/587-140-505-415-001</text:a></text:p>
          </table:table-cell>
          <table:table-cell office:value-type="currency" office:currency="DKK" office:value="1.79" calcext:value-type="currency">
            <text:p>kr. 1,79</text:p>
          </table:table-cell>
          <table:table-cell table:formula="of:=[.J27]*[.L27]" office:value-type="currency" office:currency="DKK" office:value="37.59" calcext:value-type="currency">
            <text:p>kr. 37,59</text:p>
          </table:table-cell>
          <table:table-cell table:formula="of:=[.G27]*[.L27]" office:value-type="currency" office:currency="DKK" office:value="89.5" calcext:value-type="currency">
            <text:p>kr. 89,50</text:p>
          </table:table-cell>
        </table:table-row>
        <table:table-row table:style-name="ro3">
          <table:table-cell office:value-type="string" calcext:value-type="string">
            <text:p>MAIN_FUSE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SMF_OMNI-BLOK_FUSE_BLOC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154010.DR</text:p>
          </table:table-cell>
          <table:table-cell office:value-type="float" office:value="1" calcext:value-type="float">
            <text:p>1</text:p>
          </table:table-cell>
          <table:table-cell table:formula="of:=[.$D$1]*[.F28]" office:value-type="float" office:value="50" calcext:value-type="float">
            <text:p>50</text:p>
          </table:table-cell>
          <table:table-cell office:value-type="string" calcext:value-type="string">
            <text:p>RS-Components</text:p>
          </table:table-cell>
          <table:table-cell office:value-type="float" office:value="11" calcext:value-type="float">
            <text:p>11</text:p>
          </table:table-cell>
          <table:table-cell table:formula="of:=[.$D$1]*[.F28]-[.I28]" office:value-type="float" office:value="39" calcext:value-type="float">
            <text:p>39</text:p>
          </table:table-cell>
          <table:table-cell office:value-type="string" calcext:value-type="string">
            <text:p><text:a xlink:href="https://dk.rs-online.com/web/p/ikke-tilbagestilbare-sikringer/7382867" xlink:type="simple">https://dk.rs-online.com/web/p/ikke-tilbagestilbare-sikringer/7382867</text:a></text:p>
          </table:table-cell>
          <table:table-cell office:value-type="currency" office:currency="DKK" office:value="20.633" calcext:value-type="currency">
            <text:p>kr. 20,63</text:p>
          </table:table-cell>
          <table:table-cell table:formula="of:=[.J28]*[.L28]" office:value-type="currency" office:currency="DKK" office:value="804.687" calcext:value-type="currency">
            <text:p>kr. 804,69</text:p>
          </table:table-cell>
          <table:table-cell table:formula="of:=[.G28]*[.L28]" office:value-type="currency" office:currency="DKK" office:value="1031.65" calcext:value-type="currency">
            <text:p>kr. 1.031,65</text:p>
          </table:table-cell>
        </table:table-row>
        <table:table-row table:style-name="ro3">
          <table:table-cell office:value-type="string" calcext:value-type="string">
            <text:p>J8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SB_A_ASSMANN_A-TOP_VERTICAL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A-USB A-TOP-C</text:p>
          </table:table-cell>
          <table:table-cell office:value-type="float" office:value="1" calcext:value-type="float">
            <text:p>1</text:p>
          </table:table-cell>
          <table:table-cell table:formula="of:=[.$D$1]*[.F29]" office:value-type="float" office:value="50" calcext:value-type="float">
            <text:p>50</text:p>
          </table:table-cell>
          <table:table-cell office:value-type="string" calcext:value-type="string">
            <text:p>RS-Components</text:p>
          </table:table-cell>
          <table:table-cell office:value-type="float" office:value="29" calcext:value-type="float">
            <text:p>29</text:p>
          </table:table-cell>
          <table:table-cell table:formula="of:=[.$D$1]*[.F29]-[.I29]" office:value-type="float" office:value="21" calcext:value-type="float">
            <text:p>21</text:p>
          </table:table-cell>
          <table:table-cell office:value-type="string" calcext:value-type="string">
            <text:p><text:a xlink:href="https://dk.rs-online.com/web/p/usb-stik/6741334" xlink:type="simple">https://dk.rs-online.com/web/p/usb-stik/6741334</text:a></text:p>
          </table:table-cell>
          <table:table-cell office:value-type="currency" office:currency="DKK" office:value="8.508" calcext:value-type="currency">
            <text:p>kr. 8,51</text:p>
          </table:table-cell>
          <table:table-cell table:formula="of:=[.J29]*[.L29]" office:value-type="currency" office:currency="DKK" office:value="178.668" calcext:value-type="currency">
            <text:p>kr. 178,67</text:p>
          </table:table-cell>
          <table:table-cell table:formula="of:=[.G29]*[.L29]" office:value-type="currency" office:currency="DKK" office:value="425.4" calcext:value-type="currency">
            <text:p>kr. 425,40</text:p>
          </table:table-cell>
        </table:table-row>
        <table:table-row table:style-name="ro2">
          <table:table-cell office:value-type="string" calcext:value-type="string">
            <text:p>LINE_PWR0,IMU0</text:p>
          </table:table-cell>
          <table:table-cell office:value-type="string" calcext:value-type="string">
            <text:p>M03X2SHROUD</text:p>
          </table:table-cell>
          <table:table-cell office:value-type="string" calcext:value-type="string">
            <text:p>2X3-SHROUDED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821106A1S100CEU</text:p>
          </table:table-cell>
          <table:table-cell office:value-type="float" office:value="2" calcext:value-type="float">
            <text:p>2</text:p>
          </table:table-cell>
          <table:table-cell table:formula="of:=[.$D$1]*[.F30]" office:value-type="float" office:value="100" calcext:value-type="float">
            <text:p>100</text:p>
          </table:table-cell>
          <table:table-cell office:value-type="string" calcext:value-type="string">
            <text:p>RS-Components</text:p>
          </table:table-cell>
          <table:table-cell office:value-type="float" office:value="58" calcext:value-type="float">
            <text:p>58</text:p>
          </table:table-cell>
          <table:table-cell table:formula="of:=[.$D$1]*[.F30]-[.I30]" office:value-type="float" office:value="42" calcext:value-type="float">
            <text:p>42</text:p>
          </table:table-cell>
          <table:table-cell office:value-type="string" calcext:value-type="string">
            <text:p><text:a xlink:href="https://dk.rs-online.com/web/p/printstiftlister/8323496" xlink:type="simple">https://dk.rs-online.com/web/p/printstiftlister/8323496</text:a></text:p>
          </table:table-cell>
          <table:table-cell office:value-type="currency" office:currency="DKK" office:value="3.16" calcext:value-type="currency">
            <text:p>kr. 3,16</text:p>
          </table:table-cell>
          <table:table-cell table:formula="of:=[.J30]*[.L30]" office:value-type="currency" office:currency="DKK" office:value="132.72" calcext:value-type="currency">
            <text:p>kr. 132,72</text:p>
          </table:table-cell>
          <table:table-cell table:formula="of:=[.G30]*[.L30]" office:value-type="currency" office:currency="DKK" office:value="316" calcext:value-type="currency">
            <text:p>kr. 316,00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SI4936BDY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I4936BDY-T1-E3</text:p>
          </table:table-cell>
          <table:table-cell office:value-type="float" office:value="1" calcext:value-type="float">
            <text:p>1</text:p>
          </table:table-cell>
          <table:table-cell table:formula="of:=[.$D$1]*[.F31]" office:value-type="float" office:value="50" calcext:value-type="float">
            <text:p>50</text:p>
          </table:table-cell>
          <table:table-cell office:value-type="string" calcext:value-type="string">
            <text:p>Mouser</text:p>
          </table:table-cell>
          <table:table-cell office:value-type="float" office:value="11" calcext:value-type="float">
            <text:p>11</text:p>
          </table:table-cell>
          <table:table-cell table:formula="of:=[.$D$1]*[.F31]-[.I31]" office:value-type="float" office:value="39" calcext:value-type="float">
            <text:p>39</text:p>
          </table:table-cell>
          <table:table-cell office:value-type="string" calcext:value-type="string">
            <text:p><text:a xlink:href="https://www.mouser.dk/ProductDetail/Vishay-Semiconductors/SI4936BDY-T1-E3?qs=G1LhLIAbs1yuJAgJT85ujg%3D%3D" xlink:type="simple">https://www.mouser.dk/ProductDetail/Vishay-Semiconductors/SI4936BDY-T1-E3?qs=G1LhLIAbs1yuJAgJT85ujg%3D%3D</text:a></text:p>
          </table:table-cell>
          <table:table-cell office:value-type="currency" office:currency="DKK" office:value="9.04" calcext:value-type="currency">
            <text:p>kr. 9,04</text:p>
          </table:table-cell>
          <table:table-cell table:formula="of:=[.J31]*[.L31]" office:value-type="currency" office:currency="DKK" office:value="352.56" calcext:value-type="currency">
            <text:p>kr. 352,56</text:p>
          </table:table-cell>
          <table:table-cell table:formula="of:=[.G31]*[.L31]" office:value-type="currency" office:currency="DKK" office:value="452" calcext:value-type="currency">
            <text:p>kr. 452,00</text:p>
          </table:table-cell>
        </table:table-row>
        <table:table-row table:style-name="ro2">
          <table:table-cell office:value-type="string" calcext:value-type="string">
            <text:p>LEFT_MOTOR0,RIGHT_MOTOR0</text:p>
          </table:table-cell>
          <table:table-cell office:value-type="string" calcext:value-type="string">
            <text:p>M06SILK_FEMALE_PTH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SW-106-19-T-S</text:p>
          </table:table-cell>
          <table:table-cell office:value-type="float" office:value="2" calcext:value-type="float">
            <text:p>2</text:p>
          </table:table-cell>
          <table:table-cell table:formula="of:=[.$D$1]*[.F32]" office:value-type="float" office:value="100" calcext:value-type="float">
            <text:p>100</text:p>
          </table:table-cell>
          <table:table-cell office:value-type="string" calcext:value-type="string">
            <text:p>RS-Components</text:p>
          </table:table-cell>
          <table:table-cell office:value-type="float" office:value="0" calcext:value-type="float">
            <text:p>0</text:p>
          </table:table-cell>
          <table:table-cell table:formula="of:=[.$D$1]*[.F32]-[.I32]" office:value-type="float" office:value="100" calcext:value-type="float">
            <text:p>100</text:p>
          </table:table-cell>
          <table:table-cell office:value-type="string" calcext:value-type="string">
            <text:p><text:a xlink:href="https://dk.rs-online.com/web/p/printstiftlister/2001756" xlink:type="simple">https://dk.rs-online.com/web/p/printstiftlister/2001756</text:a></text:p>
          </table:table-cell>
          <table:table-cell office:value-type="currency" office:currency="DKK" office:value="1.48" calcext:value-type="currency">
            <text:p>kr. 1,48</text:p>
          </table:table-cell>
          <table:table-cell table:formula="of:=[.J32]*[.L32]" office:value-type="currency" office:currency="DKK" office:value="148" calcext:value-type="currency">
            <text:p>kr. 148,00</text:p>
          </table:table-cell>
          <table:table-cell table:formula="of:=[.G32]*[.L32]" office:value-type="currency" office:currency="DKK" office:value="148" calcext:value-type="currency">
            <text:p>kr. 148,00</text:p>
          </table:table-cell>
        </table:table-row>
        <table:table-row table:style-name="ro2">
          <table:table-cell office:value-type="string" calcext:value-type="string">
            <text:p>POWER1</text:p>
          </table:table-cell>
          <table:table-cell table:number-columns-repeated="2" office:value-type="string" calcext:value-type="string">
            <text:p>XT6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80-5361</text:p>
          </table:table-cell>
          <table:table-cell office:value-type="float" office:value="1" calcext:value-type="float">
            <text:p>1</text:p>
          </table:table-cell>
          <table:table-cell table:formula="of:=[.$D$1]*[.F33]" office:value-type="float" office:value="50" calcext:value-type="float">
            <text:p>50</text:p>
          </table:table-cell>
          <table:table-cell office:value-type="string" calcext:value-type="string">
            <text:p>RS-Components</text:p>
          </table:table-cell>
          <table:table-cell office:value-type="float" office:value="29" calcext:value-type="float">
            <text:p>29</text:p>
          </table:table-cell>
          <table:table-cell table:formula="of:=[.$D$1]*[.F33]-[.I33]" office:value-type="float" office:value="21" calcext:value-type="float">
            <text:p>21</text:p>
          </table:table-cell>
          <table:table-cell office:value-type="string" calcext:value-type="string">
            <text:p><text:a xlink:href="https://dk.rs-online.com/web/p/kompakte-stromstik/1805361" xlink:type="simple">https://dk.rs-online.com/web/p/kompakte-stromstik/1805361</text:a></text:p>
          </table:table-cell>
          <table:table-cell office:value-type="currency" office:currency="DKK" office:value="8.15" calcext:value-type="currency">
            <text:p>kr. 8,15</text:p>
          </table:table-cell>
          <table:table-cell table:formula="of:=[.J33]*[.L33]" office:value-type="currency" office:currency="DKK" office:value="171.15" calcext:value-type="currency">
            <text:p>kr. 171,15</text:p>
          </table:table-cell>
          <table:table-cell table:formula="of:=[.G33]*[.L33]" office:value-type="currency" office:currency="DKK" office:value="407.5" calcext:value-type="currency">
            <text:p>kr. 407,50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IPD80P03P4L</text:p>
          </table:table-cell>
          <table:table-cell office:value-type="string" calcext:value-type="string">
            <text:p>D-PAK_TO252A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PD80P03P4L-07</text:p>
          </table:table-cell>
          <table:table-cell office:value-type="float" office:value="1" calcext:value-type="float">
            <text:p>1</text:p>
          </table:table-cell>
          <table:table-cell table:formula="of:=[.$D$1]*[.F34]" office:value-type="float" office:value="50" calcext:value-type="float">
            <text:p>50</text:p>
          </table:table-cell>
          <table:table-cell office:value-type="string" calcext:value-type="string">
            <text:p>Mouser</text:p>
          </table:table-cell>
          <table:table-cell office:value-type="float" office:value="11" calcext:value-type="float">
            <text:p>11</text:p>
          </table:table-cell>
          <table:table-cell table:formula="of:=[.$D$1]*[.F34]-[.I34]" office:value-type="float" office:value="39" calcext:value-type="float">
            <text:p>39</text:p>
          </table:table-cell>
          <table:table-cell office:value-type="string" calcext:value-type="string">
            <text:p><text:a xlink:href="https://www.mouser.dk/ProductDetail/Infineon-Technologies/IPD80P03P4L07ATMA1?qs=OwbwYO03UsK4Gnzhkv%2FKmw%3D%3D" xlink:type="simple">https://www.mouser.dk/ProductDetail/Infineon-Technologies/IPD80P03P4L07ATMA1?qs=OwbwYO03UsK4Gnzhkv%2FKmw%3D%3D</text:a></text:p>
          </table:table-cell>
          <table:table-cell office:value-type="currency" office:currency="DKK" office:value="15.54" calcext:value-type="currency">
            <text:p>kr. 15,54</text:p>
          </table:table-cell>
          <table:table-cell table:formula="of:=[.J34]*[.L34]" office:value-type="currency" office:currency="DKK" office:value="606.06" calcext:value-type="currency">
            <text:p>kr. 606,06</text:p>
          </table:table-cell>
          <table:table-cell table:formula="of:=[.G34]*[.L34]" office:value-type="currency" office:currency="DKK" office:value="777" calcext:value-type="currency">
            <text:p>kr. 777,00</text:p>
          </table:table-cell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SSD1306_128x3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SSD1306_128x32</text:p>
          </table:table-cell>
          <table:table-cell office:value-type="float" office:value="1" calcext:value-type="float">
            <text:p>1</text:p>
          </table:table-cell>
          <table:table-cell table:formula="of:=[.$D$1]*[.F35]" office:value-type="float" office:value="50" calcext:value-type="float">
            <text:p>50</text:p>
          </table:table-cell>
          <table:table-cell office:value-type="string" calcext:value-type="string">
            <text:p>Nettigo</text:p>
          </table:table-cell>
          <table:table-cell office:value-type="float" office:value="16" calcext:value-type="float">
            <text:p>16</text:p>
          </table:table-cell>
          <table:table-cell table:formula="of:=[.$D$1]*[.F35]-[.I35]" office:value-type="float" office:value="34" calcext:value-type="float">
            <text:p>34</text:p>
          </table:table-cell>
          <table:table-cell office:value-type="string" calcext:value-type="string">
            <text:p><text:span text:style-name="T1"><text:a xlink:href="https://nettigo.eu/products/oled-display-0-91-128x32-ssd1306" xlink:type="simple">https://nettigo.eu/products/oled-display-0-91-128x32-ssd1306</text:a></text:span></text:p>
          </table:table-cell>
          <table:table-cell office:value-type="currency" office:currency="DKK" office:value="24.84" calcext:value-type="currency">
            <text:p>kr. 24,84</text:p>
          </table:table-cell>
          <table:table-cell table:formula="of:=[.J35]*[.L35]" office:value-type="currency" office:currency="DKK" office:value="844.56" calcext:value-type="currency">
            <text:p>kr. 844,56</text:p>
          </table:table-cell>
          <table:table-cell table:formula="of:=[.G35]*[.L35]" office:value-type="currency" office:currency="DKK" office:value="1242" calcext:value-type="currency">
            <text:p>kr. 1.242,00</text:p>
          </table:table-cell>
        </table:table-row>
        <table:table-row table:style-name="ro2">
          <table:table-cell office:value-type="string" calcext:value-type="string">
            <text:p>U14</text:p>
          </table:table-cell>
          <table:table-cell office:value-type="string" calcext:value-type="string">
            <text:p>Quad OpAmp</text:p>
          </table:table-cell>
          <table:table-cell office:value-type="string" calcext:value-type="string">
            <text:p>SOIC-14_3.9x8.7mm_P1.27mm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CP6244-E/SL</text:p>
          </table:table-cell>
          <table:table-cell office:value-type="float" office:value="1" calcext:value-type="float">
            <text:p>1</text:p>
          </table:table-cell>
          <table:table-cell table:formula="of:=[.$D$1]*[.F36]" office:value-type="float" office:value="50" calcext:value-type="float">
            <text:p>50</text:p>
          </table:table-cell>
          <table:table-cell office:value-type="string" calcext:value-type="string">
            <text:p>Mouser</text:p>
          </table:table-cell>
          <table:table-cell office:value-type="float" office:value="11" calcext:value-type="float">
            <text:p>11</text:p>
          </table:table-cell>
          <table:table-cell table:formula="of:=[.$D$1]*[.F36]-[.I36]" office:value-type="float" office:value="39" calcext:value-type="float">
            <text:p>39</text:p>
          </table:table-cell>
          <table:table-cell office:value-type="string" calcext:value-type="string">
            <text:p><text:a xlink:href="https://www.mouser.dk/ProductDetail/Microchip-Technology-Atmel/MCP6244-E-SL?qs=yUQqVecv4qs9SXOm8hRuzA%3D%3D" xlink:type="simple">https://www.mouser.dk/ProductDetail/Microchip-Technology-Atmel/MCP6244-E-SL?qs=yUQqVecv4qs9SXOm8hRuzA%3D%3D</text:a></text:p>
          </table:table-cell>
          <table:table-cell office:value-type="currency" office:currency="DKK" office:value="5.6" calcext:value-type="currency">
            <text:p>kr. 5,60</text:p>
          </table:table-cell>
          <table:table-cell table:formula="of:=[.J36]*[.L36]" office:value-type="currency" office:currency="DKK" office:value="218.4" calcext:value-type="currency">
            <text:p>kr. 218,40</text:p>
          </table:table-cell>
          <table:table-cell table:formula="of:=[.G36]*[.L36]" office:value-type="currency" office:currency="DKK" office:value="280" calcext:value-type="currency">
            <text:p>kr. 280,00</text:p>
          </table:table-cell>
        </table:table-row>
        <table:table-row table:style-name="ro2">
          <table:table-cell office:value-type="string" calcext:value-type="string">
            <text:p>U13</text:p>
          </table:table-cell>
          <table:table-cell office:value-type="string" calcext:value-type="string">
            <text:p>Class AB/D Amp</text:p>
          </table:table-cell>
          <table:table-cell office:value-type="string" calcext:value-type="string">
            <text:p>SOP-16_3.9x9.9mm_P1.27mm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AM8406DR</text:p>
          </table:table-cell>
          <table:table-cell office:value-type="float" office:value="1" calcext:value-type="float">
            <text:p>1</text:p>
          </table:table-cell>
          <table:table-cell table:formula="of:=[.$D$1]*[.F37]" office:value-type="float" office:value="50" calcext:value-type="float">
            <text:p>50</text:p>
          </table:table-cell>
          <table:table-cell office:value-type="string" calcext:value-type="string">
            <text:p>Digikey</text:p>
          </table:table-cell>
          <table:table-cell office:value-type="float" office:value="11" calcext:value-type="float">
            <text:p>11</text:p>
          </table:table-cell>
          <table:table-cell table:formula="of:=[.$D$1]*[.F37]-[.I37]" office:value-type="float" office:value="39" calcext:value-type="float">
            <text:p>39</text:p>
          </table:table-cell>
          <table:table-cell office:value-type="string" calcext:value-type="string">
            <text:p><text:span text:style-name="T1"><text:a xlink:href="https://www.digikey.dk/da/products/detail/diodes-incorporated/PAM8406DR/4033289" xlink:type="simple">https://www.digikey.dk/da/products/detail/diodes-incorporated/PAM8406DR/4033289</text:a></text:span></text:p>
          </table:table-cell>
          <table:table-cell office:value-type="currency" office:currency="DKK" office:value="6.79" calcext:value-type="currency">
            <text:p>kr. 6,79</text:p>
          </table:table-cell>
          <table:table-cell table:formula="of:=[.J37]*[.L37]" office:value-type="currency" office:currency="DKK" office:value="264.81" calcext:value-type="currency">
            <text:p>kr. 264,81</text:p>
          </table:table-cell>
          <table:table-cell table:formula="of:=[.G37]*[.L37]" office:value-type="currency" office:currency="DKK" office:value="339.5" calcext:value-type="currency">
            <text:p>kr. 339,50</text:p>
          </table:table-cell>
        </table:table-row>
        <table:table-row table:style-name="ro4">
          <table:table-cell office:value-type="string" calcext:value-type="string">
            <text:p>J1,J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JST_PH_B3B-PH-K_1x03_P2.00mm_Vertical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40-503-415-001 </text:p>
          </table:table-cell>
          <table:table-cell office:value-type="float" office:value="2" calcext:value-type="float">
            <text:p>2</text:p>
          </table:table-cell>
          <table:table-cell table:formula="of:=[.$D$1]*[.F38]" office:value-type="float" office:value="100" calcext:value-type="float">
            <text:p>100</text:p>
          </table:table-cell>
          <table:table-cell office:value-type="string" calcext:value-type="string">
            <text:p>Mouser</text:p>
          </table:table-cell>
          <table:table-cell office:value-type="float" office:value="58" calcext:value-type="float">
            <text:p>58</text:p>
          </table:table-cell>
          <table:table-cell table:formula="of:=[.$D$1]*[.F38]-[.I38]" office:value-type="float" office:value="42" calcext:value-type="float">
            <text:p>42</text:p>
          </table:table-cell>
          <table:table-cell office:value-type="string" calcext:value-type="string">
            <text:p><text:a xlink:href="https://www.mouser.dk/ProductDetail/587-140-503-415-001" xlink:type="simple">https://www.mouser.dk/ProductDetail/587-140-503-415-001</text:a></text:p>
          </table:table-cell>
          <table:table-cell office:value-type="currency" office:currency="DKK" office:value="1.2" calcext:value-type="currency">
            <text:p>kr. 1,20</text:p>
          </table:table-cell>
          <table:table-cell table:formula="of:=[.J38]*[.L38]" office:value-type="currency" office:currency="DKK" office:value="50.4" calcext:value-type="currency">
            <text:p>kr. 50,40</text:p>
          </table:table-cell>
          <table:table-cell table:formula="of:=[.G38]*[.L38]" office:value-type="currency" office:currency="DKK" office:value="120" calcext:value-type="currency">
            <text:p>kr. 120,00</text:p>
          </table:table-cell>
        </table:table-row>
        <table:table-row table:style-name="ro4">
          <table:table-cell office:value-type="string" calcext:value-type="string">
            <text:p>LINE_DATA0</text:p>
          </table:table-cell>
          <table:table-cell office:value-type="string" calcext:value-type="string">
            <text:p>M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821110A1S100CEU</text:p>
          </table:table-cell>
          <table:table-cell office:value-type="float" office:value="1" calcext:value-type="float">
            <text:p>1</text:p>
          </table:table-cell>
          <table:table-cell table:formula="of:=[.$D$1]*[.F39]" office:value-type="float" office:value="50" calcext:value-type="float">
            <text:p>50</text:p>
          </table:table-cell>
          <table:table-cell office:value-type="string" calcext:value-type="string">
            <text:p>RS-Components</text:p>
          </table:table-cell>
          <table:table-cell office:value-type="float" office:value="29" calcext:value-type="float">
            <text:p>29</text:p>
          </table:table-cell>
          <table:table-cell table:formula="of:=[.$D$1]*[.F39]-[.I39]" office:value-type="float" office:value="21" calcext:value-type="float">
            <text:p>21</text:p>
          </table:table-cell>
          <table:table-cell office:value-type="string" calcext:value-type="string">
            <text:p><text:a xlink:href="https://dk.rs-online.com/web/p/printstiftlister/8323528" xlink:type="simple">https://dk.rs-online.com/web/p/printstiftlister/8323528</text:a></text:p>
          </table:table-cell>
          <table:table-cell office:value-type="currency" office:currency="DKK" office:value="3.16" calcext:value-type="currency">
            <text:p>kr. 3,16</text:p>
          </table:table-cell>
          <table:table-cell table:formula="of:=[.J39]*[.L39]" office:value-type="currency" office:currency="DKK" office:value="66.36" calcext:value-type="currency">
            <text:p>kr. 66,36</text:p>
          </table:table-cell>
          <table:table-cell table:formula="of:=[.G39]*[.L39]" office:value-type="currency" office:currency="DKK" office:value="158" calcext:value-type="currency">
            <text:p>kr. 158,00</text:p>
          </table:table-cell>
        </table:table-row>
        <table:table-row table:style-name="ro4">
          <table:table-cell office:value-type="string" calcext:value-type="string">
            <text:p>CI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PANASONIC_D_X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EEFH1V470XL</text:p>
          </table:table-cell>
          <table:table-cell office:value-type="float" office:value="1" calcext:value-type="float">
            <text:p>1</text:p>
          </table:table-cell>
          <table:table-cell table:formula="of:=[.$D$1]*[.F40]" office:value-type="float" office:value="50" calcext:value-type="float">
            <text:p>50</text:p>
          </table:table-cell>
          <table:table-cell office:value-type="string" calcext:value-type="string">
            <text:p>RS-Components</text:p>
          </table:table-cell>
          <table:table-cell office:value-type="float" office:value="11" calcext:value-type="float">
            <text:p>11</text:p>
          </table:table-cell>
          <table:table-cell table:formula="of:=[.$D$1]*[.F40]-[.I40]" office:value-type="float" office:value="39" calcext:value-type="float">
            <text:p>39</text:p>
          </table:table-cell>
          <table:table-cell office:value-type="string" calcext:value-type="string">
            <text:p><text:a xlink:href="https://dk.rs-online.com/web/p/elektrolytkondensatorer/2158459" xlink:type="simple">https://dk.rs-online.com/web/p/elektrolytkondensatorer/2158459</text:a></text:p>
          </table:table-cell>
          <table:table-cell office:value-type="currency" office:currency="DKK" office:value="3.275" calcext:value-type="currency">
            <text:p>kr. 3,28</text:p>
          </table:table-cell>
          <table:table-cell table:formula="of:=[.J40]*[.L40]" office:value-type="currency" office:currency="DKK" office:value="127.725" calcext:value-type="currency">
            <text:p>kr. 127,73</text:p>
          </table:table-cell>
          <table:table-cell table:formula="of:=[.G40]*[.L40]" office:value-type="currency" office:currency="DKK" office:value="163.75" calcext:value-type="currency">
            <text:p>kr. 163,75</text:p>
          </table:table-cell>
        </table:table-row>
        <table:table-row table:style-name="ro4">
          <table:table-cell office:value-type="string" calcext:value-type="string">
            <text:p>WR-PHD Socket Header</text:p>
          </table:table-cell>
          <table:table-cell office:value-type="string" calcext:value-type="string">
            <text:p>Stiftlister 24p hun</text:p>
          </table:table-cell>
          <table:table-cell office:value-type="string" calcext:value-type="string">
            <text:p>1x24</text:p>
          </table:table-cell>
          <table:table-cell office:value-type="string" calcext:value-type="string">
            <text:p>THT</text:p>
          </table:table-cell>
          <table:table-cell table:style-name="ce7" office:value-type="float" office:value="61302411821" calcext:value-type="float">
            <text:p>61302411821</text:p>
          </table:table-cell>
          <table:table-cell office:value-type="float" office:value="2" calcext:value-type="float">
            <text:p>2</text:p>
          </table:table-cell>
          <table:table-cell table:formula="of:=[.$D$1]*[.F41]" office:value-type="float" office:value="100" calcext:value-type="float">
            <text:p>100</text:p>
          </table:table-cell>
          <table:table-cell office:value-type="string" calcext:value-type="string">
            <text:p>RS-Components</text:p>
          </table:table-cell>
          <table:table-cell office:value-type="float" office:value="58" calcext:value-type="float">
            <text:p>58</text:p>
          </table:table-cell>
          <table:table-cell table:formula="of:=[.$D$1]*[.F41]-[.I41]" office:value-type="float" office:value="42" calcext:value-type="float">
            <text:p>42</text:p>
          </table:table-cell>
          <table:table-cell office:value-type="string" calcext:value-type="string">
            <text:p><text:a xlink:href="https://dk.rs-online.com/web/p/print-fatninger/2053168" xlink:type="simple">https://dk.rs-online.com/web/p/print-fatninger/2053168</text:a></text:p>
          </table:table-cell>
          <table:table-cell office:value-type="currency" office:currency="DKK" office:value="12.322" calcext:value-type="currency">
            <text:p>kr. 12,32</text:p>
          </table:table-cell>
          <table:table-cell table:formula="of:=[.J41]*[.L41]" office:value-type="currency" office:currency="DKK" office:value="517.524" calcext:value-type="currency">
            <text:p>kr. 517,52</text:p>
          </table:table-cell>
          <table:table-cell table:formula="of:=[.G41]*[.L41]" office:value-type="currency" office:currency="DKK" office:value="1232.2" calcext:value-type="currency">
            <text:p>kr. 1.232,20</text:p>
          </table:table-cell>
        </table:table-row>
        <table:table-row table:style-name="ro4">
          <table:table-cell office:value-type="string" calcext:value-type="string">
            <text:p>Samtec SSQ-105-03-T-S</text:p>
          </table:table-cell>
          <table:table-cell office:value-type="string" calcext:value-type="string">
            <text:p>Stiflister 5p hun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SSQ-105-03-T-S</text:p>
          </table:table-cell>
          <table:table-cell office:value-type="float" office:value="1" calcext:value-type="float">
            <text:p>1</text:p>
          </table:table-cell>
          <table:table-cell table:formula="of:=[.$D$1]*[.F42]" office:value-type="float" office:value="50" calcext:value-type="float">
            <text:p>50</text:p>
          </table:table-cell>
          <table:table-cell office:value-type="string" calcext:value-type="string">
            <text:p>RS-Components</text:p>
          </table:table-cell>
          <table:table-cell office:value-type="float" office:value="29" calcext:value-type="float">
            <text:p>29</text:p>
          </table:table-cell>
          <table:table-cell table:formula="of:=[.$D$1]*[.F42]-[.I42]" office:value-type="float" office:value="21" calcext:value-type="float">
            <text:p>21</text:p>
          </table:table-cell>
          <table:table-cell office:value-type="string" calcext:value-type="string">
            <text:p><text:a xlink:href="https://dk.rs-online.com/web/p/print-fatninger/2081793" xlink:type="simple">https://dk.rs-online.com/web/p/print-fatninger/2081793</text:a></text:p>
          </table:table-cell>
          <table:table-cell office:value-type="currency" office:currency="DKK" office:value="2.42" calcext:value-type="currency">
            <text:p>kr. 2,42</text:p>
          </table:table-cell>
          <table:table-cell table:formula="of:=[.J42]*[.L42]" office:value-type="currency" office:currency="DKK" office:value="50.82" calcext:value-type="currency">
            <text:p>kr. 50,82</text:p>
          </table:table-cell>
          <table:table-cell table:formula="of:=[.G42]*[.L42]" office:value-type="currency" office:currency="DKK" office:value="121" calcext:value-type="currency">
            <text:p>kr. 121,00</text:p>
          </table:table-cell>
        </table:table-row>
        <table:table-row table:style-name="ro4">
          <table:table-cell office:value-type="string" calcext:value-type="string">
            <text:p>Samtec TSW-132-07-T-S</text:p>
          </table:table-cell>
          <table:table-cell office:value-type="string" calcext:value-type="string">
            <text:p>Stiftlister 32p han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SW-132-07-T-S</text:p>
          </table:table-cell>
          <table:table-cell office:value-type="float" office:value="2" calcext:value-type="float">
            <text:p>2</text:p>
          </table:table-cell>
          <table:table-cell table:formula="of:=[.$D$1]*[.F43]" office:value-type="float" office:value="100" calcext:value-type="float">
            <text:p>100</text:p>
          </table:table-cell>
          <table:table-cell office:value-type="string" calcext:value-type="string">
            <text:p>RS-Components</text:p>
          </table:table-cell>
          <table:table-cell office:value-type="float" office:value="58" calcext:value-type="float">
            <text:p>58</text:p>
          </table:table-cell>
          <table:table-cell table:formula="of:=[.$D$1]*[.F43]-[.I43]" office:value-type="float" office:value="42" calcext:value-type="float">
            <text:p>42</text:p>
          </table:table-cell>
          <table:table-cell office:value-type="string" calcext:value-type="string">
            <text:p><text:a xlink:href="https://dk.rs-online.com/web/p/printstiftlister/2085717" xlink:type="simple">https://dk.rs-online.com/web/p/printstiftlister/2085717</text:a></text:p>
          </table:table-cell>
          <table:table-cell office:value-type="currency" office:currency="DKK" office:value="5.81" calcext:value-type="currency">
            <text:p>kr. 5,81</text:p>
          </table:table-cell>
          <table:table-cell table:formula="of:=[.J43]*[.L43]" office:value-type="currency" office:currency="DKK" office:value="244.02" calcext:value-type="currency">
            <text:p>kr. 244,02</text:p>
          </table:table-cell>
          <table:table-cell table:formula="of:=[.G43]*[.L43]" office:value-type="currency" office:currency="DKK" office:value="581" calcext:value-type="currency">
            <text:p>kr. 581,00</text:p>
          </table:table-cell>
        </table:table-row>
        <table:table-row table:style-name="ro2">
          <table:table-cell office:value-type="string" calcext:value-type="string">
            <text:p>Board produc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gbot V5.0</text:p>
          </table:table-cell>
          <table:table-cell office:value-type="float" office:value="1" calcext:value-type="float">
            <text:p>1</text:p>
          </table:table-cell>
          <table:table-cell table:formula="of:=[.$D$1]*[.F44]" office:value-type="float" office:value="50" calcext:value-type="float">
            <text:p>50</text:p>
          </table:table-cell>
          <table:table-cell office:value-type="string" calcext:value-type="string">
            <text:p>PCBway</text:p>
          </table:table-cell>
          <table:table-cell office:value-type="float" office:value="50" calcext:value-type="float">
            <text:p>50</text:p>
          </table:table-cell>
          <table:table-cell table:formula="of:=[.$D$1]*[.F44]-[.I44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18.837936" calcext:value-type="currency">
            <text:p>kr. 18,84</text:p>
          </table:table-cell>
          <table:table-cell table:formula="of:=[.J44]*[.L44]" office:value-type="currency" office:currency="DKK" office:value="0" calcext:value-type="currency">
            <text:p>kr. 0,00</text:p>
          </table:table-cell>
          <table:table-cell table:formula="of:=[.G44]*[.L44]" office:value-type="currency" office:currency="DKK" office:value="941.8968" calcext:value-type="currency">
            <text:p>kr. 941,90</text:p>
          </table:table-cell>
        </table:table-row>
        <table:table-row table:style-name="ro2">
          <table:table-cell office:value-type="string" calcext:value-type="string">
            <text:p>Board assembly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gbot V5.0</text:p>
          </table:table-cell>
          <table:table-cell office:value-type="float" office:value="1" calcext:value-type="float">
            <text:p>1</text:p>
          </table:table-cell>
          <table:table-cell table:formula="of:=[.$D$1]*[.F45]" office:value-type="float" office:value="50" calcext:value-type="float">
            <text:p>50</text:p>
          </table:table-cell>
          <table:table-cell office:value-type="string" calcext:value-type="string">
            <text:p>PCBway</text:p>
          </table:table-cell>
          <table:table-cell office:value-type="float" office:value="50" calcext:value-type="float">
            <text:p>50</text:p>
          </table:table-cell>
          <table:table-cell table:formula="of:=[.$D$1]*[.F45]-[.I45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32.503432" calcext:value-type="currency">
            <text:p>kr. 32,50</text:p>
          </table:table-cell>
          <table:table-cell table:formula="of:=[.J45]*[.L45]" office:value-type="currency" office:currency="DKK" office:value="0" calcext:value-type="currency">
            <text:p>kr. 0,00</text:p>
          </table:table-cell>
          <table:table-cell table:formula="of:=[.G45]*[.L45]" office:value-type="currency" office:currency="DKK" office:value="1625.1716" calcext:value-type="currency">
            <text:p>kr. 1.625,17</text:p>
          </table:table-cell>
        </table:table-row>
        <table:table-row table:style-name="ro2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office:value-type="string" calcext:value-type="string">
            <text:p>Total</text:p>
          </table:table-cell>
          <table:table-cell table:style-name="ce18" table:formula="of:=SUM([.M4:.M46])" office:value-type="currency" office:currency="DKK" office:value="16379.315" calcext:value-type="currency">
            <text:p>kr. 16.379,32</text:p>
          </table:table-cell>
          <table:table-cell table:style-name="ce18" table:formula="of:=SUM([.N4:.N46])" office:value-type="currency" office:currency="DKK" office:value="31892.2134" calcext:value-type="currency">
            <text:p>kr. 31.892,21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office:value-type="string" calcext:value-type="string">
            <text:p>Total cost per board</text:p>
          </table:table-cell>
          <table:table-cell table:style-name="Default"/>
          <table:table-cell table:style-name="ce19" table:formula="of:=[.N49]/[.D1]" office:value-type="currency" office:currency="DKK" office:value="637.844268" calcext:value-type="currency">
            <text:p>kr. 637,84</text:p>
          </table:table-cell>
        </table:table-row>
        <calcext:conditional-formats>
          <calcext:conditional-format calcext:target-range-address="List.J4:List.J45">
            <calcext:condition calcext:apply-style-name="Green" calcext:value="&lt;=0" calcext:base-cell-address="List.J4"/>
            <calcext:condition calcext:apply-style-name="Red" calcext:value="&gt;0" calcext:base-cell-address="List.J4"/>
          </calcext:conditional-format>
        </calcext:conditional-formats>
      </table:table>
      <table:table table:name="Pivot Table" table:style-name="ta1">
        <table:table-column table:style-name="co6" table:default-cell-style-name="ce24"/>
        <table:table-column table:style-name="co11" table:default-cell-style-name="ce29"/>
        <table:table-column table:style-name="co12" table:default-cell-style-name="ce27"/>
        <table:table-column table:style-name="co13" table:default-cell-style-name="ce27"/>
        <table:table-column table:style-name="co6" table:default-cell-style-name="ce27"/>
        <table:table-column table:style-name="co14" table:default-cell-style-name="ce32"/>
        <table:table-column table:style-name="co15" table:default-cell-style-name="ce27"/>
        <table:table-column table:style-name="co16" table:default-cell-style-name="ce36"/>
        <table:table-column table:style-name="co6" table:default-cell-style-name="Default"/>
        <table:table-column table:style-name="co6" table:default-cell-style-name="ce59"/>
        <table:table-column table:style-name="co6" table:default-cell-style-name="ce60"/>
        <table:table-row table:style-name="ro1">
          <table:table-cell table:style-name="ce9" office:value-type="string" calcext:value-type="string">
            <text:p>Board Components to buy</text:p>
          </table:table-cell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2"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Desc/value</text:p>
          </table:table-cell>
          <table:table-cell table:style-name="ce26" office:value-type="string" calcext:value-type="string">
            <text:p>Part name</text:p>
          </table:table-cell>
          <table:table-cell table:style-name="ce26" office:value-type="string" calcext:value-type="string">
            <text:p>Need</text:p>
          </table:table-cell>
          <table:table-cell table:style-name="ce26" office:value-type="string" calcext:value-type="string">
            <text:p>Price</text:p>
          </table:table-cell>
          <table:table-cell table:style-name="ce26" office:value-type="string" calcext:value-type="string">
            <text:p>Link</text:p>
          </table:table-cell>
          <table:table-cell table:style-name="ce35" office:value-type="string" calcext:value-type="string">
            <text:p>Sum - Subtotal</text:p>
          </table:table-cell>
          <table:table-cell/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Received</text:p>
          </table:table-cell>
        </table:table-row>
        <table:table-row table:style-name="ro2">
          <table:table-cell table:style-name="ce21" office:value-type="string" calcext:value-type="string">
            <text:p>Arduinotech</text:p>
          </table:table-cell>
          <table:table-cell table:style-name="ce27" office:value-type="string" calcext:value-type="string">
            <text:p>THT</text:p>
          </table:table-cell>
          <table:table-cell office:value-type="string" calcext:value-type="string">
            <text:p>Tact-Switch</text:p>
          </table:table-cell>
          <table:table-cell office:value-type="string" calcext:value-type="string">
            <text:p>TC-1212T</text:p>
          </table:table-cell>
          <table:table-cell office:value-type="float" office:value="100" calcext:value-type="float">
            <text:p>100</text:p>
          </table:table-cell>
          <table:table-cell office:value-type="currency" office:currency="DKK" office:value="1.75" calcext:value-type="currency">
            <text:p>kr. 1,75</text:p>
          </table:table-cell>
          <table:table-cell office:value-type="string" calcext:value-type="string">
            <text:p>https://arduinotech.dk/shop/tc-1212t-tact-tactile-push-button-momentary-micro-switch/</text:p>
          </table:table-cell>
          <table:table-cell office:value-type="currency" office:currency="DKK" office:value="175" calcext:value-type="currency">
            <text:p>kr. 175,00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Digikey</text:p>
          </table:table-cell>
          <table:table-cell table:style-name="ce27" office:value-type="string" calcext:value-type="string">
            <text:p>SMD</text:p>
          </table:table-cell>
          <table:table-cell office:value-type="string" calcext:value-type="string">
            <text:p>Class AB/D Amp</text:p>
          </table:table-cell>
          <table:table-cell office:value-type="string" calcext:value-type="string">
            <text:p>PAM8406DR</text:p>
          </table:table-cell>
          <table:table-cell office:value-type="float" office:value="39" calcext:value-type="float">
            <text:p>39</text:p>
          </table:table-cell>
          <table:table-cell office:value-type="currency" office:currency="DKK" office:value="6.79" calcext:value-type="currency">
            <text:p>kr. 6,79</text:p>
          </table:table-cell>
          <table:table-cell office:value-type="string" calcext:value-type="string">
            <text:p>https://www.digikey.dk/da/products/detail/diodes-incorporated/PAM8406DR/4033289</text:p>
          </table:table-cell>
          <table:table-cell office:value-type="currency" office:currency="DKK" office:value="264.81" calcext:value-type="currency">
            <text:p>kr. 264,81</text:p>
          </table:table-cell>
          <table:table-cell table:number-columns-repeated="3"/>
        </table:table-row>
        <table:table-row table:style-name="ro2">
          <table:table-cell table:style-name="ce23"/>
          <table:table-cell table:style-name="ce27" office:value-type="string" calcext:value-type="string">
            <text:p>THT</text:p>
          </table:table-cell>
          <table:table-cell office:value-type="string" calcext:value-type="string">
            <text:p>AudioJack3_SwitchTR</text:p>
          </table:table-cell>
          <table:table-cell office:value-type="string" calcext:value-type="string">
            <text:p>STX-3680-5NB</text:p>
          </table:table-cell>
          <table:table-cell office:value-type="float" office:value="21" calcext:value-type="float">
            <text:p>21</text:p>
          </table:table-cell>
          <table:table-cell office:value-type="currency" office:currency="DKK" office:value="13.43" calcext:value-type="currency">
            <text:p>kr. 13,43</text:p>
          </table:table-cell>
          <table:table-cell office:value-type="string" calcext:value-type="string">
            <text:p>https://www.digikey.dk/da/products/detail/kycon-inc/STX-3680-5NB/9975997</text:p>
          </table:table-cell>
          <table:table-cell office:value-type="currency" office:currency="DKK" office:value="282.03" calcext:value-type="currency">
            <text:p>kr. 282,03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Mouser</text:p>
          </table:table-cell>
          <table:table-cell table:style-name="ce28" office:value-type="string" calcext:value-type="string">
            <text:p>SMD</text:p>
          </table:table-cell>
          <table:table-cell office:value-type="string" calcext:value-type="string">
            <text:p>IPD80P03P4L</text:p>
          </table:table-cell>
          <table:table-cell office:value-type="string" calcext:value-type="string">
            <text:p>IPD80P03P4L-07</text:p>
          </table:table-cell>
          <table:table-cell office:value-type="float" office:value="39" calcext:value-type="float">
            <text:p>39</text:p>
          </table:table-cell>
          <table:table-cell office:value-type="currency" office:currency="DKK" office:value="15.54" calcext:value-type="currency">
            <text:p>kr. 15,54</text:p>
          </table:table-cell>
          <table:table-cell office:value-type="string" calcext:value-type="string">
            <text:p>https://www.mouser.dk/ProductDetail/Infineon-Technologies/IPD80P03P4L07ATMA1?qs=OwbwYO03UsK4Gnzhkv%2FKmw%3D%3D</text:p>
          </table:table-cell>
          <table:table-cell office:value-type="currency" office:currency="DKK" office:value="606.06" calcext:value-type="currency">
            <text:p>kr. 606,06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MAX22201ATC+</text:p>
          </table:table-cell>
          <table:table-cell office:value-type="float" office:value="78" calcext:value-type="float">
            <text:p>78</text:p>
          </table:table-cell>
          <table:table-cell office:value-type="currency" office:currency="DKK" office:value="16.51" calcext:value-type="currency">
            <text:p>kr. 16,51</text:p>
          </table:table-cell>
          <table:table-cell office:value-type="string" calcext:value-type="string">
            <text:p>https://www.mouser.dk/ProductDetail/Maxim-Integrated/MAX22201ATC+?qs=stqOd1AaK7%252Bdqi04%2FQHs9Q%3D%3D</text:p>
          </table:table-cell>
          <table:table-cell office:value-type="currency" office:currency="DKK" office:value="1287.78" calcext:value-type="currency">
            <text:p>kr. 1.287,7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Quad OpAmp</text:p>
          </table:table-cell>
          <table:table-cell office:value-type="string" calcext:value-type="string">
            <text:p>MCP6244-E/SL</text:p>
          </table:table-cell>
          <table:table-cell office:value-type="float" office:value="39" calcext:value-type="float">
            <text:p>39</text:p>
          </table:table-cell>
          <table:table-cell office:value-type="currency" office:currency="DKK" office:value="5.6" calcext:value-type="currency">
            <text:p>kr. 5,60</text:p>
          </table:table-cell>
          <table:table-cell office:value-type="string" calcext:value-type="string">
            <text:p>https://www.mouser.dk/ProductDetail/Microchip-Technology-Atmel/MCP6244-E-SL?qs=yUQqVecv4qs9SXOm8hRuzA%3D%3D</text:p>
          </table:table-cell>
          <table:table-cell office:value-type="currency" office:currency="DKK" office:value="218.4" calcext:value-type="currency">
            <text:p>kr. 218,40</text:p>
          </table:table-cell>
          <table:table-cell table:number-columns-repeated="3"/>
        </table:table-row>
        <table:table-row table:style-name="ro2">
          <table:table-cell/>
          <table:table-cell table:style-name="ce30"/>
          <table:table-cell office:value-type="string" calcext:value-type="string">
            <text:p>SI4936BDY</text:p>
          </table:table-cell>
          <table:table-cell office:value-type="string" calcext:value-type="string">
            <text:p>SI4936BDY-T1-E3</text:p>
          </table:table-cell>
          <table:table-cell office:value-type="float" office:value="39" calcext:value-type="float">
            <text:p>39</text:p>
          </table:table-cell>
          <table:table-cell office:value-type="currency" office:currency="DKK" office:value="9.04" calcext:value-type="currency">
            <text:p>kr. 9,04</text:p>
          </table:table-cell>
          <table:table-cell office:value-type="string" calcext:value-type="string">
            <text:p>https://www.mouser.dk/ProductDetail/Vishay-Semiconductors/SI4936BDY-T1-E3?qs=G1LhLIAbs1yuJAgJT85ujg%3D%3D</text:p>
          </table:table-cell>
          <table:table-cell office:value-type="currency" office:currency="DKK" office:value="352.56" calcext:value-type="currency">
            <text:p>kr. 352,56</text:p>
          </table:table-cell>
          <table:table-cell table:number-columns-repeated="3"/>
        </table:table-row>
        <table:table-row table:style-name="ro2">
          <table:table-cell/>
          <table:table-cell table:style-name="ce28" office:value-type="string" calcext:value-type="string">
            <text:p>THT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140-503-415-001 </text:p>
          </table:table-cell>
          <table:table-cell office:value-type="float" office:value="42" calcext:value-type="float">
            <text:p>42</text:p>
          </table:table-cell>
          <table:table-cell office:value-type="currency" office:currency="DKK" office:value="1.2" calcext:value-type="currency">
            <text:p>kr. 1,20</text:p>
          </table:table-cell>
          <table:table-cell office:value-type="string" calcext:value-type="string">
            <text:p>https://www.mouser.dk/ProductDetail/587-140-503-415-001</text:p>
          </table:table-cell>
          <table:table-cell office:value-type="currency" office:currency="DKK" office:value="50.4" calcext:value-type="currency">
            <text:p>kr. 50,4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140-504-415-001 </text:p>
          </table:table-cell>
          <table:table-cell office:value-type="float" office:value="63" calcext:value-type="float">
            <text:p>63</text:p>
          </table:table-cell>
          <table:table-cell office:value-type="currency" office:currency="DKK" office:value="1.2" calcext:value-type="currency">
            <text:p>kr. 1,20</text:p>
          </table:table-cell>
          <table:table-cell office:value-type="string" calcext:value-type="string">
            <text:p>https://www.mouser.dk/ProductDetail/587-140-504-415-001</text:p>
          </table:table-cell>
          <table:table-cell office:value-type="currency" office:currency="DKK" office:value="75.6" calcext:value-type="currency">
            <text:p>kr. 75,6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nn_01x05</text:p>
          </table:table-cell>
          <table:table-cell office:value-type="string" calcext:value-type="string">
            <text:p>140-505-415-001 </text:p>
          </table:table-cell>
          <table:table-cell office:value-type="float" office:value="21" calcext:value-type="float">
            <text:p>21</text:p>
          </table:table-cell>
          <table:table-cell office:value-type="currency" office:currency="DKK" office:value="1.79" calcext:value-type="currency">
            <text:p>kr. 1,79</text:p>
          </table:table-cell>
          <table:table-cell office:value-type="string" calcext:value-type="string">
            <text:p>https://www.mouser.dk/ProductDetail/587-140-505-415-001</text:p>
          </table:table-cell>
          <table:table-cell office:value-type="currency" office:currency="DKK" office:value="37.59" calcext:value-type="currency">
            <text:p>kr. 37,59</text:p>
          </table:table-cell>
          <table:table-cell table:number-columns-repeated="3"/>
        </table:table-row>
        <table:table-row table:style-name="ro2">
          <table:table-cell table:style-name="ce23"/>
          <table:table-cell table:style-name="ce30"/>
          <table:table-cell office:value-type="string" calcext:value-type="string">
            <text:p>R_SPK, L_SPK, 12V_EXT, 5V_EXT </text:p>
          </table:table-cell>
          <table:table-cell office:value-type="string" calcext:value-type="string">
            <text:p>140-502-415-001 </text:p>
          </table:table-cell>
          <table:table-cell office:value-type="float" office:value="84" calcext:value-type="float">
            <text:p>84</text:p>
          </table:table-cell>
          <table:table-cell office:value-type="currency" office:currency="DKK" office:value="0.747" calcext:value-type="currency">
            <text:p>kr. 0,75</text:p>
          </table:table-cell>
          <table:table-cell office:value-type="string" calcext:value-type="string">
            <text:p>https://www.mouser.dk/ProductDetail/587-140-502-415-001</text:p>
          </table:table-cell>
          <table:table-cell office:value-type="currency" office:currency="DKK" office:value="62.748" calcext:value-type="currency">
            <text:p>kr. 62,75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Nettigo</text:p>
          </table:table-cell>
          <table:table-cell table:style-name="ce28" office:value-type="string" calcext:value-type="string">
            <text:p>Module</text:p>
          </table:table-cell>
          <table:table-cell table:number-columns-repeated="2" office:value-type="string" calcext:value-type="string">
            <text:p>MINI560</text:p>
          </table:table-cell>
          <table:table-cell office:value-type="float" office:value="103" calcext:value-type="float">
            <text:p>103</text:p>
          </table:table-cell>
          <table:table-cell office:value-type="currency" office:currency="DKK" office:value="10.93" calcext:value-type="currency">
            <text:p>kr. 10,93</text:p>
          </table:table-cell>
          <table:table-cell office:value-type="string" calcext:value-type="string">
            <text:p>https://nettigo.eu/products/stepdown-dc-dc-mini560-jw5068a-5v-5a</text:p>
          </table:table-cell>
          <table:table-cell office:value-type="currency" office:currency="DKK" office:value="1125.79" calcext:value-type="currency">
            <text:p>kr. 1.125,79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LED</text:p>
          </table:table-cell>
          <table:table-cell office:value-type="string" calcext:value-type="string">
            <text:p>SSD1306_128x32</text:p>
          </table:table-cell>
          <table:table-cell office:value-type="float" office:value="34" calcext:value-type="float">
            <text:p>34</text:p>
          </table:table-cell>
          <table:table-cell office:value-type="currency" office:currency="DKK" office:value="24.84" calcext:value-type="currency">
            <text:p>kr. 24,84</text:p>
          </table:table-cell>
          <table:table-cell office:value-type="string" calcext:value-type="string">
            <text:p>https://nettigo.eu/products/oled-display-0-91-128x32-ssd1306</text:p>
          </table:table-cell>
          <table:table-cell office:value-type="currency" office:currency="DKK" office:value="844.56" calcext:value-type="currency">
            <text:p>kr. 844,56</text:p>
          </table:table-cell>
          <table:table-cell table:number-columns-repeated="3"/>
        </table:table-row>
        <table:table-row table:style-name="ro2">
          <table:table-cell table:style-name="ce23"/>
          <table:table-cell table:style-name="ce30"/>
          <table:table-cell table:number-columns-repeated="2" office:value-type="string" calcext:value-type="string">
            <text:p>Teensy41</text:p>
          </table:table-cell>
          <table:table-cell office:value-type="float" office:value="26" calcext:value-type="float">
            <text:p>26</text:p>
          </table:table-cell>
          <table:table-cell office:value-type="currency" office:currency="DKK" office:value="299.26" calcext:value-type="currency">
            <text:p>kr. 299,26</text:p>
          </table:table-cell>
          <table:table-cell office:value-type="string" calcext:value-type="string">
            <text:p>https://nettigo.eu/products/teensy-4-1-arm-cortex-m7-nxp-600mhz-no-ethernet-phy-arduino-ide-compatible</text:p>
          </table:table-cell>
          <table:table-cell office:value-type="currency" office:currency="DKK" office:value="7780.76" calcext:value-type="currency">
            <text:p>kr. 7.780,76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RS-Components</text:p>
          </table:table-cell>
          <table:table-cell table:style-name="ce28" office:value-type="string" calcext:value-type="string">
            <text:p>SMD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32A106KATLNNE</text:p>
          </table:table-cell>
          <table:table-cell office:value-type="float" office:value="39" calcext:value-type="float">
            <text:p>39</text:p>
          </table:table-cell>
          <table:table-cell office:value-type="currency" office:currency="DKK" office:value="1.632" calcext:value-type="currency">
            <text:p>kr. 1,63</text:p>
          </table:table-cell>
          <table:table-cell office:value-type="string" calcext:value-type="string">
            <text:p>https://dk.rs-online.com/web/p/keramiske-flerlags-kondensatorer-mlcc/7661185</text:p>
          </table:table-cell>
          <table:table-cell office:value-type="currency" office:currency="DKK" office:value="63.648" calcext:value-type="currency">
            <text:p>kr. 63,6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uF</text:p>
          </table:table-cell>
          <table:table-cell office:value-type="string" calcext:value-type="string">
            <text:p>EEEFH1V470XL</text:p>
          </table:table-cell>
          <table:table-cell office:value-type="float" office:value="39" calcext:value-type="float">
            <text:p>39</text:p>
          </table:table-cell>
          <table:table-cell office:value-type="currency" office:currency="DKK" office:value="3.275" calcext:value-type="currency">
            <text:p>kr. 3,28</text:p>
          </table:table-cell>
          <table:table-cell office:value-type="string" calcext:value-type="string">
            <text:p>https://dk.rs-online.com/web/p/elektrolytkondensatorer/2158459</text:p>
          </table:table-cell>
          <table:table-cell office:value-type="currency" office:currency="DKK" office:value="127.725" calcext:value-type="currency">
            <text:p>kr. 127,73</text:p>
          </table:table-cell>
          <table:table-cell table:number-columns-repeated="3"/>
        </table:table-row>
        <table:table-row table:style-name="ro2">
          <table:table-cell/>
          <table:table-cell table:style-name="ce30"/>
          <table:table-cell office:value-type="string" calcext:value-type="string">
            <text:p>Fuse</text:p>
          </table:table-cell>
          <table:table-cell office:value-type="string" calcext:value-type="string">
            <text:p>0154010.DR</text:p>
          </table:table-cell>
          <table:table-cell office:value-type="float" office:value="39" calcext:value-type="float">
            <text:p>39</text:p>
          </table:table-cell>
          <table:table-cell office:value-type="currency" office:currency="DKK" office:value="20.633" calcext:value-type="currency">
            <text:p>kr. 20,63</text:p>
          </table:table-cell>
          <table:table-cell office:value-type="string" calcext:value-type="string">
            <text:p>https://dk.rs-online.com/web/p/ikke-tilbagestilbare-sikringer/7382867</text:p>
          </table:table-cell>
          <table:table-cell office:value-type="currency" office:currency="DKK" office:value="804.687" calcext:value-type="currency">
            <text:p>kr. 804,69</text:p>
          </table:table-cell>
          <table:table-cell table:number-columns-repeated="3"/>
        </table:table-row>
        <table:table-row table:style-name="ro2">
          <table:table-cell/>
          <table:table-cell table:style-name="ce28" office:value-type="string" calcext:value-type="string">
            <text:p>THT</text:p>
          </table:table-cell>
          <table:table-cell office:value-type="string" calcext:value-type="string">
            <text:p>M03POLAR</text:p>
          </table:table-cell>
          <table:table-cell office:value-type="string" calcext:value-type="string">
            <text:p>22-27-2031</text:p>
          </table:table-cell>
          <table:table-cell office:value-type="float" office:value="105" calcext:value-type="float">
            <text:p>105</text:p>
          </table:table-cell>
          <table:table-cell office:value-type="currency" office:currency="DKK" office:value="2.875" calcext:value-type="currency">
            <text:p>kr. 2,88</text:p>
          </table:table-cell>
          <table:table-cell office:value-type="string" calcext:value-type="string">
            <text:p>https://dk.rs-online.com/web/p/printstiftlister/4838477</text:p>
          </table:table-cell>
          <table:table-cell office:value-type="currency" office:currency="DKK" office:value="301.875" calcext:value-type="currency">
            <text:p>kr. 301,8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03X2SHROUD</text:p>
          </table:table-cell>
          <table:table-cell office:value-type="string" calcext:value-type="string">
            <text:p>T821106A1S100CEU</text:p>
          </table:table-cell>
          <table:table-cell office:value-type="float" office:value="42" calcext:value-type="float">
            <text:p>42</text:p>
          </table:table-cell>
          <table:table-cell office:value-type="currency" office:currency="DKK" office:value="3.16" calcext:value-type="currency">
            <text:p>kr. 3,16</text:p>
          </table:table-cell>
          <table:table-cell office:value-type="string" calcext:value-type="string">
            <text:p>https://dk.rs-online.com/web/p/printstiftlister/8323496</text:p>
          </table:table-cell>
          <table:table-cell office:value-type="currency" office:currency="DKK" office:value="132.72" calcext:value-type="currency">
            <text:p>kr. 132,7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05X2SHD</text:p>
          </table:table-cell>
          <table:table-cell office:value-type="string" calcext:value-type="string">
            <text:p>T821110A1S100CEU</text:p>
          </table:table-cell>
          <table:table-cell office:value-type="float" office:value="21" calcext:value-type="float">
            <text:p>21</text:p>
          </table:table-cell>
          <table:table-cell office:value-type="currency" office:currency="DKK" office:value="3.16" calcext:value-type="currency">
            <text:p>kr. 3,16</text:p>
          </table:table-cell>
          <table:table-cell office:value-type="string" calcext:value-type="string">
            <text:p>https://dk.rs-online.com/web/p/printstiftlister/8323528</text:p>
          </table:table-cell>
          <table:table-cell office:value-type="currency" office:currency="DKK" office:value="66.36" calcext:value-type="currency">
            <text:p>kr. 66,3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06SILK_FEMALE_PTH</text:p>
          </table:table-cell>
          <table:table-cell office:value-type="string" calcext:value-type="string">
            <text:p>TSW-106-19-T-S</text:p>
          </table:table-cell>
          <table:table-cell office:value-type="float" office:value="100" calcext:value-type="float">
            <text:p>100</text:p>
          </table:table-cell>
          <table:table-cell office:value-type="currency" office:currency="DKK" office:value="1.48" calcext:value-type="currency">
            <text:p>kr. 1,48</text:p>
          </table:table-cell>
          <table:table-cell office:value-type="string" calcext:value-type="string">
            <text:p>https://dk.rs-online.com/web/p/printstiftlister/2001756</text:p>
          </table:table-cell>
          <table:table-cell office:value-type="currency" office:currency="DKK" office:value="148" calcext:value-type="currency">
            <text:p>kr. 148,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PDT</text:p>
          </table:table-cell>
          <table:table-cell office:value-type="string" calcext:value-type="string">
            <text:p>RS-PRO-1MS1T2B3M7QES</text:p>
          </table:table-cell>
          <table:table-cell office:value-type="float" office:value="21" calcext:value-type="float">
            <text:p>21</text:p>
          </table:table-cell>
          <table:table-cell office:value-type="currency" office:currency="DKK" office:value="19.43" calcext:value-type="currency">
            <text:p>kr. 19,43</text:p>
          </table:table-cell>
          <table:table-cell office:value-type="string" calcext:value-type="string">
            <text:p>https://dk.rs-online.com/web/p/vippekontakter-afbrydere-og-omskiftere/7347094</text:p>
          </table:table-cell>
          <table:table-cell office:value-type="currency" office:currency="DKK" office:value="408.03" calcext:value-type="currency">
            <text:p>kr. 408,0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iflister 5p hun</text:p>
          </table:table-cell>
          <table:table-cell office:value-type="string" calcext:value-type="string">
            <text:p>SSQ-105-03-T-S</text:p>
          </table:table-cell>
          <table:table-cell office:value-type="float" office:value="21" calcext:value-type="float">
            <text:p>21</text:p>
          </table:table-cell>
          <table:table-cell office:value-type="currency" office:currency="DKK" office:value="2.42" calcext:value-type="currency">
            <text:p>kr. 2,42</text:p>
          </table:table-cell>
          <table:table-cell office:value-type="string" calcext:value-type="string">
            <text:p>https://dk.rs-online.com/web/p/print-fatninger/2081793</text:p>
          </table:table-cell>
          <table:table-cell office:value-type="currency" office:currency="DKK" office:value="50.82" calcext:value-type="currency">
            <text:p>kr. 50,8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iftlister 24p hun</text:p>
          </table:table-cell>
          <table:table-cell office:value-type="float" office:value="61302411821" calcext:value-type="float">
            <text:p>61302411821</text:p>
          </table:table-cell>
          <table:table-cell office:value-type="float" office:value="42" calcext:value-type="float">
            <text:p>42</text:p>
          </table:table-cell>
          <table:table-cell office:value-type="currency" office:currency="DKK" office:value="12.322" calcext:value-type="currency">
            <text:p>kr. 12,32</text:p>
          </table:table-cell>
          <table:table-cell office:value-type="string" calcext:value-type="string">
            <text:p>https://dk.rs-online.com/web/p/print-fatninger/2053168</text:p>
          </table:table-cell>
          <table:table-cell office:value-type="currency" office:currency="DKK" office:value="517.524" calcext:value-type="currency">
            <text:p>kr. 517,5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iftlister 32p han</text:p>
          </table:table-cell>
          <table:table-cell office:value-type="string" calcext:value-type="string">
            <text:p>TSW-132-07-T-S</text:p>
          </table:table-cell>
          <table:table-cell office:value-type="float" office:value="42" calcext:value-type="float">
            <text:p>42</text:p>
          </table:table-cell>
          <table:table-cell office:value-type="currency" office:currency="DKK" office:value="5.81" calcext:value-type="currency">
            <text:p>kr. 5,81</text:p>
          </table:table-cell>
          <table:table-cell office:value-type="string" calcext:value-type="string">
            <text:p>https://dk.rs-online.com/web/p/printstiftlister/2085717</text:p>
          </table:table-cell>
          <table:table-cell office:value-type="currency" office:currency="DKK" office:value="244.02" calcext:value-type="currency">
            <text:p>kr. 244,0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SB_A</text:p>
          </table:table-cell>
          <table:table-cell office:value-type="string" calcext:value-type="string">
            <text:p>A-USB A-TOP-C</text:p>
          </table:table-cell>
          <table:table-cell office:value-type="float" office:value="21" calcext:value-type="float">
            <text:p>21</text:p>
          </table:table-cell>
          <table:table-cell office:value-type="currency" office:currency="DKK" office:value="8.508" calcext:value-type="currency">
            <text:p>kr. 8,51</text:p>
          </table:table-cell>
          <table:table-cell office:value-type="string" calcext:value-type="string">
            <text:p>https://dk.rs-online.com/web/p/usb-stik/6741334</text:p>
          </table:table-cell>
          <table:table-cell office:value-type="currency" office:currency="DKK" office:value="178.668" calcext:value-type="currency">
            <text:p>kr. 178,67</text:p>
          </table:table-cell>
          <table:table-cell table:number-columns-repeated="3"/>
        </table:table-row>
        <table:table-row table:style-name="ro2">
          <table:table-cell table:style-name="ce23"/>
          <table:table-cell table:style-name="ce30"/>
          <table:table-cell office:value-type="string" calcext:value-type="string">
            <text:p>XT60</text:p>
          </table:table-cell>
          <table:table-cell office:value-type="string" calcext:value-type="string">
            <text:p>180-5361</text:p>
          </table:table-cell>
          <table:table-cell office:value-type="float" office:value="21" calcext:value-type="float">
            <text:p>21</text:p>
          </table:table-cell>
          <table:table-cell office:value-type="currency" office:currency="DKK" office:value="8.15" calcext:value-type="currency">
            <text:p>kr. 8,15</text:p>
          </table:table-cell>
          <table:table-cell office:value-type="string" calcext:value-type="string">
            <text:p>https://dk.rs-online.com/web/p/kompakte-stromstik/1805361</text:p>
          </table:table-cell>
          <table:table-cell office:value-type="currency" office:currency="DKK" office:value="171.15" calcext:value-type="currency">
            <text:p>kr. 171,1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Total Result</text:p>
          </table:table-cell>
          <table:table-cell table:style-name="ce31" table:number-columns-repeated="4"/>
          <table:table-cell table:style-name="ce33"/>
          <table:table-cell table:style-name="ce34"/>
          <table:table-cell table:style-name="ce37" office:value-type="currency" office:currency="DKK" office:value="16379.315" calcext:value-type="currency">
            <text:p>kr. 16.379,32</text:p>
          </table:table-cell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List.A4:List.J40" table:contains-header="false">
          <table:sort>
            <table:sort-by table:field-number="3" table:order="descending" table:data-type="automatic"/>
          </table:sort>
        </table:database-range>
      </table:database-ranges>
      <table:data-pilot-tables>
        <table:data-pilot-table table:name="DataPilot3" table:application-data="" table:target-range-address="List.A55:List.H83" table:buttons="" table:show-filter-button="false" table:drill-down-on-double-click="false">
          <table:source-cell-range table:cell-range-address="List.A3:List.N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Arduinotech" table:display="true" table:show-details="true"/>
                <table:data-pilot-member table:name="Digikey" table:display="true" table:show-details="true"/>
                <table:data-pilot-member table:name="Mouser" table:display="true" table:show-details="true"/>
                <table:data-pilot-member table:name="Nettigo" table:display="true" table:show-details="true"/>
                <table:data-pilot-member table:name="PCBway" table:display="true" table:show-details="true"/>
                <table:data-pilot-member table:name="RS-Componen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Module" table:display="true" table:show-details="true"/>
                <table:data-pilot-member table:name="Other" table:display="true" table:show-details="true"/>
                <table:data-pilot-member table:name="SMD" table:display="true" table:show-details="true"/>
                <table:data-pilot-member table:name="TH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/value" table:orientation="row" table:used-hierarchy="0" table:function="auto">
            <table:data-pilot-level table:show-empty="false" calcext:repeat-item-labels="false">
              <table:data-pilot-members>
                <table:data-pilot-member table:name="0.1R" table:display="true" table:show-details="true"/>
                <table:data-pilot-member table:name="100nF" table:display="true" table:show-details="true"/>
                <table:data-pilot-member table:name="10uF" table:display="true" table:show-details="true"/>
                <table:data-pilot-member table:name="15k" table:display="true" table:show-details="true"/>
                <table:data-pilot-member table:name="1k" table:display="true" table:show-details="true"/>
                <table:data-pilot-member table:name="1R" table:display="true" table:show-details="true"/>
                <table:data-pilot-member table:name="1uF" table:display="true" table:show-details="true"/>
                <table:data-pilot-member table:name="220k" table:display="true" table:show-details="true"/>
                <table:data-pilot-member table:name="3.3nF" table:display="true" table:show-details="true"/>
                <table:data-pilot-member table:name="330R" table:display="true" table:show-details="true"/>
                <table:data-pilot-member table:name="4.7k" table:display="true" table:show-details="true"/>
                <table:data-pilot-member table:name="47k" table:display="true" table:show-details="true"/>
                <table:data-pilot-member table:name="47uF" table:display="true" table:show-details="true"/>
                <table:data-pilot-member table:name="Assembly" table:display="true" table:show-details="true"/>
                <table:data-pilot-member table:name="AudioJack3_SwitchTR" table:display="true" table:show-details="true"/>
                <table:data-pilot-member table:name="Class AB/D Amp" table:display="true" table:show-details="true"/>
                <table:data-pilot-member table:name="Conn_01x03" table:display="true" table:show-details="true"/>
                <table:data-pilot-member table:name="Conn_01x04" table:display="true" table:show-details="true"/>
                <table:data-pilot-member table:name="Conn_01x05" table:display="true" table:show-details="true"/>
                <table:data-pilot-member table:name="Fuse" table:display="true" table:show-details="true"/>
                <table:data-pilot-member table:name="GREEN" table:display="true" table:show-details="true"/>
                <table:data-pilot-member table:name="IPD80P03P4L" table:display="true" table:show-details="true"/>
                <table:data-pilot-member table:name="M03POLAR" table:display="true" table:show-details="true"/>
                <table:data-pilot-member table:name="M03X2SHROUD" table:display="true" table:show-details="true"/>
                <table:data-pilot-member table:name="M05X2SHD" table:display="true" table:show-details="true"/>
                <table:data-pilot-member table:name="M06SILK_FEMALE_PTH" table:display="true" table:show-details="true"/>
                <table:data-pilot-member table:name="MAX22201ATC+" table:display="true" table:show-details="true"/>
                <table:data-pilot-member table:name="MINI560" table:display="true" table:show-details="true"/>
                <table:data-pilot-member table:name="OLED" table:display="true" table:show-details="true"/>
                <table:data-pilot-member table:name="Production" table:display="true" table:show-details="true"/>
                <table:data-pilot-member table:name="Quad OpAmp" table:display="true" table:show-details="true"/>
                <table:data-pilot-member table:name="R_SPK, L_SPK, 12V_EXT, 5V_EXT " table:display="true" table:show-details="true"/>
                <table:data-pilot-member table:name="RED" table:display="true" table:show-details="true"/>
                <table:data-pilot-member table:name="SI4936BDY" table:display="true" table:show-details="true"/>
                <table:data-pilot-member table:name="SPDT" table:display="true" table:show-details="true"/>
                <table:data-pilot-member table:name="Stiflister 5p hun" table:display="true" table:show-details="true"/>
                <table:data-pilot-member table:name="Stiftlister 24p hun" table:display="true" table:show-details="true"/>
                <table:data-pilot-member table:name="Stiftlister 32p han" table:display="true" table:show-details="true"/>
                <table:data-pilot-member table:name="Tact-Switch" table:display="true" table:show-details="true"/>
                <table:data-pilot-member table:name="Teensy41" table:display="true" table:show-details="true"/>
                <table:data-pilot-member table:name="USB_A" table:display="true" table:show-details="true"/>
                <table:data-pilot-member table:name="XT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t name" table:orientation="row" table:used-hierarchy="0" table:function="auto">
            <table:data-pilot-level table:show-empty="false" calcext:repeat-item-labels="false">
              <table:data-pilot-members>
                <table:data-pilot-member table:name="61302411821" table:display="true" table:show-details="true"/>
                <table:data-pilot-member table:name="0154010.DR" table:display="true" table:show-details="true"/>
                <table:data-pilot-member table:name="1206W4F100LT5E" table:display="true" table:show-details="true"/>
                <table:data-pilot-member table:name="140-502-415-001 " table:display="true" table:show-details="true"/>
                <table:data-pilot-member table:name="140-503-415-001 " table:display="true" table:show-details="true"/>
                <table:data-pilot-member table:name="140-504-415-001 " table:display="true" table:show-details="true"/>
                <table:data-pilot-member table:name="140-505-415-001 " table:display="true" table:show-details="true"/>
                <table:data-pilot-member table:name="180-5361" table:display="true" table:show-details="true"/>
                <table:data-pilot-member table:name="22-27-2031" table:display="true" table:show-details="true"/>
                <table:data-pilot-member table:name="A-USB A-TOP-C" table:display="true" table:show-details="true"/>
                <table:data-pilot-member table:name="CL21B104KBCNNNC" table:display="true" table:show-details="true"/>
                <table:data-pilot-member table:name="CL21B105KBFNNNE" table:display="true" table:show-details="true"/>
                <table:data-pilot-member table:name="CL21B332KB6WPNC" table:display="true" table:show-details="true"/>
                <table:data-pilot-member table:name="CL32A106KATLNNE" table:display="true" table:show-details="true"/>
                <table:data-pilot-member table:name="EEEFH1V470XL" table:display="true" table:show-details="true"/>
                <table:data-pilot-member table:name="IPD80P03P4L-07" table:display="true" table:show-details="true"/>
                <table:data-pilot-member table:name="LTST-C150KGKT" table:display="true" table:show-details="true"/>
                <table:data-pilot-member table:name="LTST-C150KRKT" table:display="true" table:show-details="true"/>
                <table:data-pilot-member table:name="MAX22201ATC+" table:display="true" table:show-details="true"/>
                <table:data-pilot-member table:name="MCP6244-E/SL" table:display="true" table:show-details="true"/>
                <table:data-pilot-member table:name="MINI560" table:display="true" table:show-details="true"/>
                <table:data-pilot-member table:name="PAM8406DR" table:display="true" table:show-details="true"/>
                <table:data-pilot-member table:name="RC0805FR-0715KL" table:display="true" table:show-details="true"/>
                <table:data-pilot-member table:name="RC0805FR-071KL" table:display="true" table:show-details="true"/>
                <table:data-pilot-member table:name="RC0805FR-071RL" table:display="true" table:show-details="true"/>
                <table:data-pilot-member table:name="RC0805FR-07220KL" table:display="true" table:show-details="true"/>
                <table:data-pilot-member table:name="RC0805FR-07330RL" table:display="true" table:show-details="true"/>
                <table:data-pilot-member table:name="RC0805FR-0747KL" table:display="true" table:show-details="true"/>
                <table:data-pilot-member table:name="RC0805FR-074K7L" table:display="true" table:show-details="true"/>
                <table:data-pilot-member table:name="Regbot V5.0" table:display="true" table:show-details="true"/>
                <table:data-pilot-member table:name="RS-PRO-1MS1T2B3M7QES" table:display="true" table:show-details="true"/>
                <table:data-pilot-member table:name="SI4936BDY-T1-E3" table:display="true" table:show-details="true"/>
                <table:data-pilot-member table:name="SSD1306_128x32" table:display="true" table:show-details="true"/>
                <table:data-pilot-member table:name="SSQ-105-03-T-S" table:display="true" table:show-details="true"/>
                <table:data-pilot-member table:name="STX-3680-5NB" table:display="true" table:show-details="true"/>
                <table:data-pilot-member table:name="T821106A1S100CEU" table:display="true" table:show-details="true"/>
                <table:data-pilot-member table:name="T821110A1S100CEU" table:display="true" table:show-details="true"/>
                <table:data-pilot-member table:name="TC-1212T" table:display="true" table:show-details="true"/>
                <table:data-pilot-member table:name="Teensy41" table:display="true" table:show-details="true"/>
                <table:data-pilot-member table:name="TSW-106-19-T-S" table:display="true" table:show-details="true"/>
                <table:data-pilot-member table:name="TSW-132-07-T-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e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21" table:display="true" table:show-details="true"/>
                <table:data-pilot-member table:name="26" table:display="true" table:show-details="true"/>
                <table:data-pilot-member table:name="34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63" table:display="true" table:show-details="true"/>
                <table:data-pilot-member table:name="78" table:display="true" table:show-details="true"/>
                <table:data-pilot-member table:name="84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row" table:used-hierarchy="0" table:function="auto">
            <table:data-pilot-level table:show-empty="false" calcext:repeat-item-labels="false">
              <table:data-pilot-members>
                <table:data-pilot-member table:name="kr. 0,02" table:display="true" table:show-details="true"/>
                <table:data-pilot-member table:name="kr. 0,03" table:display="true" table:show-details="true"/>
                <table:data-pilot-member table:name="kr. 0,05" table:display="true" table:show-details="true"/>
                <table:data-pilot-member table:name="kr. 0,07" table:display="true" table:show-details="true"/>
                <table:data-pilot-member table:name="kr. 0,11" table:display="true" table:show-details="true"/>
                <table:data-pilot-member table:name="kr. 0,13" table:display="true" table:show-details="true"/>
                <table:data-pilot-member table:name="kr. 0,15" table:display="true" table:show-details="true"/>
                <table:data-pilot-member table:name="kr. 0,35" table:display="true" table:show-details="true"/>
                <table:data-pilot-member table:name="kr. 0,75" table:display="true" table:show-details="true"/>
                <table:data-pilot-member table:name="kr. 0,78" table:display="true" table:show-details="true"/>
                <table:data-pilot-member table:name="kr. 1,20" table:display="true" table:show-details="true"/>
                <table:data-pilot-member table:name="kr. 1,48" table:display="true" table:show-details="true"/>
                <table:data-pilot-member table:name="kr. 1,63" table:display="true" table:show-details="true"/>
                <table:data-pilot-member table:name="kr. 1,75" table:display="true" table:show-details="true"/>
                <table:data-pilot-member table:name="kr. 1,79" table:display="true" table:show-details="true"/>
                <table:data-pilot-member table:name="kr. 2,42" table:display="true" table:show-details="true"/>
                <table:data-pilot-member table:name="kr. 2,88" table:display="true" table:show-details="true"/>
                <table:data-pilot-member table:name="kr. 3,16" table:display="true" table:show-details="true"/>
                <table:data-pilot-member table:name="kr. 3,28" table:display="true" table:show-details="true"/>
                <table:data-pilot-member table:name="kr. 5,60" table:display="true" table:show-details="true"/>
                <table:data-pilot-member table:name="kr. 5,81" table:display="true" table:show-details="true"/>
                <table:data-pilot-member table:name="kr. 6,79" table:display="true" table:show-details="true"/>
                <table:data-pilot-member table:name="kr. 8,15" table:display="true" table:show-details="true"/>
                <table:data-pilot-member table:name="kr. 8,51" table:display="true" table:show-details="true"/>
                <table:data-pilot-member table:name="kr. 9,04" table:display="true" table:show-details="true"/>
                <table:data-pilot-member table:name="kr. 10,93" table:display="true" table:show-details="true"/>
                <table:data-pilot-member table:name="kr. 12,32" table:display="true" table:show-details="true"/>
                <table:data-pilot-member table:name="kr. 13,43" table:display="true" table:show-details="true"/>
                <table:data-pilot-member table:name="kr. 15,54" table:display="true" table:show-details="true"/>
                <table:data-pilot-member table:name="kr. 16,51" table:display="true" table:show-details="true"/>
                <table:data-pilot-member table:name="kr. 18,84" table:display="true" table:show-details="true"/>
                <table:data-pilot-member table:name="kr. 19,43" table:display="true" table:show-details="true"/>
                <table:data-pilot-member table:name="kr. 20,63" table:display="true" table:show-details="true"/>
                <table:data-pilot-member table:name="kr. 24,84" table:display="true" table:show-details="true"/>
                <table:data-pilot-member table:name="kr. 32,50" table:display="true" table:show-details="true"/>
                <table:data-pilot-member table:name="kr. 299,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k" table:orientation="row" table:used-hierarchy="0" table:function="auto">
            <table:data-pilot-level table:show-empty="false" calcext:repeat-item-labels="false">
              <table:data-pilot-members>
                <table:data-pilot-member table:name="https://arduinotech.dk/shop/tc-1212t-tact-tactile-push-button-momentary-micro-switch/" table:display="true" table:show-details="true"/>
                <table:data-pilot-member table:name="https://dk.rs-online.com/web/p/elektrolytkondensatorer/2158459" table:display="true" table:show-details="true"/>
                <table:data-pilot-member table:name="https://dk.rs-online.com/web/p/ikke-tilbagestilbare-sikringer/7382867" table:display="true" table:show-details="true"/>
                <table:data-pilot-member table:name="https://dk.rs-online.com/web/p/keramiske-flerlags-kondensatorer-mlcc/7661185" table:display="true" table:show-details="true"/>
                <table:data-pilot-member table:name="https://dk.rs-online.com/web/p/kompakte-stromstik/1805361" table:display="true" table:show-details="true"/>
                <table:data-pilot-member table:name="https://dk.rs-online.com/web/p/print-fatninger/2053168" table:display="true" table:show-details="true"/>
                <table:data-pilot-member table:name="https://dk.rs-online.com/web/p/print-fatninger/2081793" table:display="true" table:show-details="true"/>
                <table:data-pilot-member table:name="https://dk.rs-online.com/web/p/printstiftlister/2001756" table:display="true" table:show-details="true"/>
                <table:data-pilot-member table:name="https://dk.rs-online.com/web/p/printstiftlister/2085717" table:display="true" table:show-details="true"/>
                <table:data-pilot-member table:name="https://dk.rs-online.com/web/p/printstiftlister/4838477" table:display="true" table:show-details="true"/>
                <table:data-pilot-member table:name="https://dk.rs-online.com/web/p/printstiftlister/8323496" table:display="true" table:show-details="true"/>
                <table:data-pilot-member table:name="https://dk.rs-online.com/web/p/printstiftlister/8323528" table:display="true" table:show-details="true"/>
                <table:data-pilot-member table:name="https://dk.rs-online.com/web/p/usb-stik/6741334" table:display="true" table:show-details="true"/>
                <table:data-pilot-member table:name="https://dk.rs-online.com/web/p/vippekontakter-afbrydere-og-omskiftere/7347094" table:display="true" table:show-details="true"/>
                <table:data-pilot-member table:name="https://nettigo.eu/products/oled-display-0-91-128x32-ssd1306" table:display="true" table:show-details="true"/>
                <table:data-pilot-member table:name="https://nettigo.eu/products/stepdown-dc-dc-mini560-jw5068a-5v-5a" table:display="true" table:show-details="true"/>
                <table:data-pilot-member table:name="https://nettigo.eu/products/teensy-4-1-arm-cortex-m7-nxp-600mhz-no-ethernet-phy-arduino-ide-compatible" table:display="true" table:show-details="true"/>
                <table:data-pilot-member table:name="https://www.digikey.dk/da/products/detail/diodes-incorporated/PAM8406DR/4033289" table:display="true" table:show-details="true"/>
                <table:data-pilot-member table:name="https://www.digikey.dk/da/products/detail/kycon-inc/STX-3680-5NB/9975997" table:display="true" table:show-details="true"/>
                <table:data-pilot-member table:name="https://www.mouser.dk/ProductDetail/587-140-502-415-001" table:display="true" table:show-details="true"/>
                <table:data-pilot-member table:name="https://www.mouser.dk/ProductDetail/587-140-503-415-001" table:display="true" table:show-details="true"/>
                <table:data-pilot-member table:name="https://www.mouser.dk/ProductDetail/587-140-504-415-001" table:display="true" table:show-details="true"/>
                <table:data-pilot-member table:name="https://www.mouser.dk/ProductDetail/587-140-505-415-001" table:display="true" table:show-details="true"/>
                <table:data-pilot-member table:name="https://www.mouser.dk/ProductDetail/Infineon-Technologies/IPD80P03P4L07ATMA1?qs=OwbwYO03UsK4Gnzhkv%2FKmw%3D%3D" table:display="true" table:show-details="true"/>
                <table:data-pilot-member table:name="https://www.mouser.dk/ProductDetail/Maxim-Integrated/MAX22201ATC+?qs=stqOd1AaK7%252Bdqi04%2FQHs9Q%3D%3D" table:display="true" table:show-details="true"/>
                <table:data-pilot-member table:name="https://www.mouser.dk/ProductDetail/Microchip-Technology-Atmel/MCP6244-E-SL?qs=yUQqVecv4qs9SXOm8hRuzA%3D%3D" table:display="true" table:show-details="true"/>
                <table:data-pilot-member table:name="https://www.mouser.dk/ProductDetail/Vishay-Semiconductors/SI4936BDY-T1-E3?qs=G1LhLIAbs1yuJAgJT85ujg%3D%3D" table:display="true" table:show-details="true"/>
                <table:data-pilot-member table:name="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otal" table:orientation="data" table:used-hierarchy="0" table:function="sum">
            <table:data-pilot-level table:show-empty="false" calcext:repeat-item-labels="false">
              <table:data-pilot-members>
                <table:data-pilot-member table:name="kr. 0,00" table:display="true" table:show-details="true"/>
                <table:data-pilot-member table:name="kr. 37,59" table:display="true" table:show-details="true"/>
                <table:data-pilot-member table:name="kr. 50,40" table:display="true" table:show-details="true"/>
                <table:data-pilot-member table:name="kr. 50,82" table:display="true" table:show-details="true"/>
                <table:data-pilot-member table:name="kr. 62,75" table:display="true" table:show-details="true"/>
                <table:data-pilot-member table:name="kr. 63,65" table:display="true" table:show-details="true"/>
                <table:data-pilot-member table:name="kr. 66,36" table:display="true" table:show-details="true"/>
                <table:data-pilot-member table:name="kr. 75,60" table:display="true" table:show-details="true"/>
                <table:data-pilot-member table:name="kr. 127,73" table:display="true" table:show-details="true"/>
                <table:data-pilot-member table:name="kr. 132,72" table:display="true" table:show-details="true"/>
                <table:data-pilot-member table:name="kr. 148,00" table:display="true" table:show-details="true"/>
                <table:data-pilot-member table:name="kr. 171,15" table:display="true" table:show-details="true"/>
                <table:data-pilot-member table:name="kr. 178,67" table:display="true" table:show-details="true"/>
                <table:data-pilot-member table:name="kr. 218,40" table:display="true" table:show-details="true"/>
                <table:data-pilot-member table:name="kr. 244,02" table:display="true" table:show-details="true"/>
                <table:data-pilot-member table:name="kr. 264,81" table:display="true" table:show-details="true"/>
                <table:data-pilot-member table:name="kr. 282,03" table:display="true" table:show-details="true"/>
                <table:data-pilot-member table:name="kr. 301,88" table:display="true" table:show-details="true"/>
                <table:data-pilot-member table:name="kr. 352,56" table:display="true" table:show-details="true"/>
                <table:data-pilot-member table:name="kr. 408,03" table:display="true" table:show-details="true"/>
                <table:data-pilot-member table:name="kr. 517,52" table:display="true" table:show-details="true"/>
                <table:data-pilot-member table:name="kr. 606,06" table:display="true" table:show-details="true"/>
                <table:data-pilot-member table:name="kr. 804,69" table:display="true" table:show-details="true"/>
                <table:data-pilot-member table:name="kr. 844,56" table:display="true" table:show-details="true"/>
                <table:data-pilot-member table:name="kr. 1.125,79" table:display="true" table:show-details="true"/>
                <table:data-pilot-member table:name="kr. 1.287,78" table:display="true" table:show-details="true"/>
                <table:data-pilot-member table:name="kr. 7.780,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a" fo:country="DK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7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6P0"/>
    </number:currency-style>
    <number:currency-style style:name="N17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69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69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69P0"/>
    </number:currency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currency-style style:name="N16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kr.</number:text>
      <number:number number:decimal-places="0" number:min-decimal-places="0" number:min-integer-digits="1" number:grouping="true"/>
      <number:text> </number:text>
    </number:number-style>
    <number:number-style style:name="N160">
      <number:text>(kr.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59P0" style:volatile="true">
      <number:text>kr.</number:text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kr.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57P0" style:volatile="true">
      <number:text>kr.</number:text>
      <number:number number:decimal-places="2" number:min-decimal-places="2" number:min-integer-digits="1" number:grouping="true"/>
      <number:text> </number:text>
    </number:number-style>
    <number:number-style style:name="N157">
      <number:text>(kr.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text>kr.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kr.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time-style style:name="N150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6">
      <number:month number:textual="true"/>
      <number:text>-</number:text>
      <number:year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date-style style:name="N140">
      <number:day/>
      <number:text>-</number:text>
      <number:month number:textual="true"/>
    </number:date-style>
    <number:time-style style:name="N139">
      <number:minutes number:style="long"/>
      <number:text>:</number:text>
      <number:seconds number:style="long" number:decimal-places="1"/>
    </number:time-style>
    <number:date-style style:name="N138">
      <number:day/>
      <number:text>-</number:text>
      <number:month number:textual="true"/>
      <number:text>-</number:text>
      <number:year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text>kr.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kr.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kr.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2">
      <number:month/>
      <number:text>/</number:text>
      <number:day/>
      <number:text>/</number:text>
      <number:year number:style="long"/>
    </number:date-style>
    <number:time-style style:name="N131">
      <number:minutes number:style="long"/>
      <number:text>:</number:text>
      <number:seconds number:style="long"/>
    </number:time-style>
    <number:number-style style:name="N130P0" style:volatile="true">
      <number:text>kr.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kr.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kr.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">
      <number:text>$</number:text>
      <number:number number:decimal-places="3" number:min-decimal-places="3" number:min-integer-digits="1"/>
    </number:number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7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date-style style:name="N10134" number:language="en" number:country="US">
      <number:month number:textual="true"/>
      <number:text>-</number:text>
      <number:year/>
    </number:date-style>
    <number:date-style style:name="N10133" number:language="en" number:country="US">
      <number:day/>
      <number:text>-</number:text>
      <number:month number:textual="true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7bc65"/>
    </style:style>
    <style:style style:name="Green" style:family="table-cell" style:parent-style-name="Default">
      <style:table-cell-properties fo:background-color="#afd095" style:diagonal-bl-tr="none" style:diagonal-tl-br="none"/>
      <style:text-properties fo:color="#ffffff" style:font-weight-asian="normal"/>
    </style:style>
    <style:style style:name="Red" style:family="table-cell" style:parent-style-name="Default">
      <style:table-cell-properties fo:background-color="#ff6d6d"/>
      <style:text-properties fo:color="#ffffff" style:font-weight-asian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1:56:36.372300090</meta:creation-date>
    <dc:date>2022-11-03T16:26:42.798695614</dc:date>
    <meta:editing-duration>PT9H15M</meta:editing-duration>
    <meta:editing-cycles>39</meta:editing-cycles>
    <meta:generator>LibreOffice/7.3.6.2$Linux_X86_64 LibreOffice_project/30$Build-2</meta:generator>
    <meta:document-statistic meta:table-count="2" meta:cell-count="799" meta:object-count="0"/>
  </office:meta>
</office:document-meta>
</file>